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  <style:text-properties style:font-name="Arial" fo:font-size="6pt" style:font-size-asian="6pt" style:font-size-complex="6pt"/>
    </style:style>
    <style:style style:name="P2" style:family="paragraph" style:parent-style-name="Standard">
      <style:paragraph-properties style:text-autospace="none"/>
      <style:text-properties fo:color="#006400" style:font-name="Arial" fo:font-size="8pt" style:font-size-asian="8pt" style:font-size-complex="8pt"/>
    </style:style>
    <style:style style:name="P3" style:family="paragraph" style:parent-style-name="Standard">
      <style:paragraph-properties fo:padding="0in" fo:border="non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padding="0in" fo:border="non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padding="0in" fo:border="none"/>
      <style:text-properties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padding="0in" fo:border="non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padding="0in" fo:border="none"/>
      <style:text-properties style:font-name="Arial" fo:font-size="6pt" style:font-size-asian="6pt" style:font-size-complex="6pt"/>
    </style:style>
    <style:style style:name="P8" style:family="paragraph" style:parent-style-name="Standard">
      <style:paragraph-properties fo:padding="0in" fo:border="none"/>
      <style:text-properties fo:color="#0000cc" style:font-name="Arial" fo:font-size="6pt" style:font-size-asian="6pt" style:font-size-complex="6pt"/>
    </style:style>
    <style:style style:name="P9" style:family="paragraph" style:parent-style-name="Standard">
      <style:paragraph-properties fo:padding="0in" fo:border="none"/>
      <style:text-properties fo:color="#0000cc" style:font-name="Arial"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paragraph-properties fo:padding="0in" fo:border="none"/>
      <style:text-properties fo:color="#0000cc" style:font-name="Arial" fo:font-size="10pt" style:font-size-asian="10pt" style:font-size-complex="10pt"/>
    </style:style>
    <style:style style:name="P11" style:family="paragraph" style:parent-style-name="Standard">
      <style:paragraph-properties fo:padding="0in" fo:border="none"/>
      <style:text-properties style:use-window-font-color="true" style:font-name="Arial" fo:font-size="6pt" style:font-size-asian="6pt" style:font-size-complex="6pt"/>
    </style:style>
    <style:style style:name="P12" style:family="paragraph" style:parent-style-name="Standard">
      <style:paragraph-properties fo:padding="0in" fo:border="none"/>
      <style:text-properties style:use-window-font-color="true" style:font-name="Arial" fo:font-size="12pt" style:font-size-asian="12pt" style:font-size-complex="12pt"/>
    </style:style>
    <style:style style:name="P13" style:family="paragraph" style:parent-style-name="Standard">
      <style:paragraph-properties fo:padding="0in" fo:border="none"/>
      <style:text-properties fo:color="#006400" style:font-name="Arial" fo:font-size="8pt" style:font-size-asian="8pt" style:font-size-complex="8pt"/>
    </style:style>
    <style:style style:name="P14" style:family="paragraph" style:parent-style-name="Standard">
      <style:paragraph-properties fo:padding="0in" fo:border="none"/>
      <style:text-properties fo:color="#0000ff" style:font-name="Arial" fo:font-size="7pt" style:font-size-asian="7pt" style:font-size-complex="7pt"/>
    </style:style>
    <style:style style:name="P15" style:family="paragraph" style:parent-style-name="Standard">
      <style:paragraph-properties fo:padding="0in" fo:border="none"/>
      <style:text-properties fo:color="#0000ff" style:font-name="Arial" fo:font-size="6pt" style:font-size-asian="6pt" style:font-size-complex="6pt"/>
    </style:style>
    <style:style style:name="P16" style:family="paragraph" style:parent-style-name="Standard" style:master-page-name="">
      <style:paragraph-properties fo:margin-left="0.4882in" fo:margin-right="0in" fo:text-indent="0in" style:auto-text-indent="false" style:page-number="auto" fo:padding="0in" fo:border="none"/>
      <style:text-properties style:font-name="Arial" fo:font-size="6pt" style:font-size-asian="6pt" style:font-size-complex="6pt"/>
    </style:style>
    <style:style style:name="P17" style:family="paragraph" style:parent-style-name="Standard">
      <style:paragraph-properties fo:margin-left="0.4882in" fo:margin-right="0in" fo:text-indent="0in" style:auto-text-indent="false" fo:padding="0in" fo:border="none"/>
      <style:text-properties style:font-name="Arial" fo:font-size="6pt" style:font-size-asian="6pt" style:font-size-complex="6pt"/>
    </style:style>
    <style:style style:name="P18" style:family="paragraph" style:parent-style-name="Standard">
      <style:paragraph-properties fo:break-before="page" fo:padding="0in" fo:border="none"/>
      <style:text-properties style:font-name="Arial" fo:font-size="12pt" style:font-size-asian="12pt" style:font-size-complex="12pt"/>
    </style:style>
    <style:style style:name="P19" style:family="paragraph" style:parent-style-name="Text_20_body">
      <style:text-properties style:font-name="Arial" fo:font-size="8pt" style:font-size-asian="8pt" style:font-size-complex="8pt"/>
    </style:style>
    <style:style style:name="P20" style:family="paragraph" style:parent-style-name="Text_20_body">
      <style:paragraph-properties fo:padding="0in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cc"/>
    </style:style>
    <style:style style:name="T3" style:family="text">
      <style:text-properties fo:color="#0000cc" style:font-name="Arial"/>
    </style:style>
    <style:style style:name="T4" style:family="text">
      <style:text-properties fo:font-size="7pt" fo:font-weight="bold" style:font-size-asian="7pt" style:font-weight-asian="bold" style:font-size-complex="7pt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6pt" fo:font-weight="bold" style:font-size-asian="6pt" style:font-weight-asian="bold" style:font-size-complex="6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8pt" style:font-size-asian="8pt" style:font-size-complex="8pt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purpose of this document is to hopefully get you ramped up quickly and to fill you in on the steps I have done.</text:p>
      <text:p text:style-name="P3"><text:a xlink:type="simple" xlink:href="http://www.consolibyte.com/docs/index.php/PHP_DevKit_for_QuickBooks_-_Quick-Start"><text:span text:style-name="T8"/></text:a></text:p>
      <text:p text:style-name="P3"><text:a xlink:type="simple" xlink:href="http://www.consolibyte.com/docs/index.php/PHP_DevKit_for_QuickBooks_-_Quick-Start"><text:span text:style-name="T8">http://www.consolibyte.com/docs/index.php/PHP_DevKit_for_QuickBooks_-_Quick-Start</text:span></text:a></text:p>
      <text:p text:style-name="P3">This link provides the basic set-up for getting you started. <text:s/>It contains a lot of good information and most importantly </text:p>
      <text:p text:style-name="P20"><text:span text:style-name="T10">- Install QuickBooks (if you haven't already) and get a company ready to test with. <text:s/>We are integrating with the Desktop version. <text:s/>Let me know if you are unable to find a trial version.</text:span></text:p>
      <text:p text:style-name="P20"><text:span text:style-name="T10">- Install the QuickBooks Web Connector on the same computer as QuickBooks: </text:span><text:a xlink:type="simple" xlink:href="http://marketplace.intuit.com/webconnector/"><text:span text:style-name="T10">http://marketplace.intuit.com/webconnector/</text:span></text:a><text:span text:style-name="T10"> </text:span></text:p>
      <text:p text:style-name="P19">- Install the QuickBooks SDK (optional, but nice to have!) (some parts of it only work on Windows, the documentation is HTML and will work on Apple and Linux) </text:p>
      <text:p text:style-name="P3">https://intuitdeveloper.lc.intuit.com/questions/177198-troubleshooting-sdk-issues</text:p>
      <text:p text:style-name="P3"/>
      <text:p text:style-name="P3"/>
      <text:p text:style-name="P3"/>
      <text:p text:style-name="P3">Before Testing I followed steps </text:p>
      <text:p text:style-name="P3">10. Turn on Verbose Logging to see the XML being generated and any error messages....</text:p>
      <text:p text:style-name="P3">and</text:p>
      <text:p text:style-name="P3">11. To enable Web Connector debugging...</text:p>
      <text:p text:style-name="P3"><text:line-break/>of the “Troubleshooting SDK Issues” page (https://intuitdeveloper.lc.intuit.com/questions/177198-troubleshooting-sdk-issues)</text:p>
      <text:p text:style-name="P3"/>
      <text:p text:style-name="P3"/>
      <text:p text:style-name="P6">Quickboocks Web Connector</text:p>
      <text:p text:style-name="P3">Before adding the Web Connector the quickbooks table within the database are empty except for the quickbooks_queue table which contains a single record of a customer added within the application.</text:p>
      <text:p text:style-name="P5">quickbooks_queue:</text:p>
      <text:p text:style-name="P1">1<text:tab/>NULL<text:tab/><text:tab/><text:span text:style-name="T1">CustomerAdd</text:span><text:tab/><text:span text:style-name="T1">17</text:span><text:tab/><text:tab/><text:tab/>100<text:tab/><text:span text:style-name="T1">q</text:span><text:tab/>NULL<text:tab/>2015-04-12 11:47:20<text:tab/>NULL</text:p>
      <text:p text:style-name="P3"/>
      <text:p text:style-name="P3"/>
      <text:p text:style-name="P6">Action: Within the Web Connector... Add an Application (.qwc file)</text:p>
      <text:p text:style-name="P3">Database</text:p>
      <text:p text:style-name="P3">quickbooks_log</text:p>
      <text:p text:style-name="P16">Handler is starting up...: array (</text:p>
      <text:p text:style-name="P17"><text:s text:c="2"/>'qb_company_file' =&gt; NULL,</text:p>
      <text:p text:style-name="P17"><text:s text:c="2"/>'qbwc_min_version' =&gt; NULL,</text:p>
      <text:p text:style-name="P17"><text:s text:c="2"/>'qbwc_wait_before_next_update' =&gt; NULL,</text:p>
      <text:p text:style-name="P17"><text:s text:c="2"/>'qbwc_min_run_every_n_seconds' =&gt; NULL,</text:p>
      <text:p text:style-name="P17"><text:s text:c="2"/>'qbwc_version_warning_message' =&gt; NULL,</text:p>
      <text:p text:style-name="P17"><text:s text:c="2"/>'qbwc_version_error_message' =&gt; NULL,</text:p>
      <text:p text:style-name="P17"><text:s text:c="2"/>'qbwc_interactive_url' =&gt; NULL,</text:p>
      <text:p text:style-name="P17"><text:s text:c="2"/>'autoadd_missing_requestid' =&gt; true,</text:p>
      <text:p text:style-name="P17"><text:s text:c="2"/>'check_valid_requestid' =&gt; true,</text:p>
      <text:p text:style-name="P17"><text:s text:c="2"/>'server_version' =&gt; 'PHP QuickBooks SOAP Server v2.0 at /quickbooks/quickbooks_web_connector',</text:p>
      <text:p text:style-name="P17"><text:s text:c="2"/>'authenticate' =&gt; NULL,</text:p>
      <text:p text:style-name="P17"><text:s text:c="2"/>'authenticate_dsn' =&gt; NULL,</text:p>
      <text:p text:style-name="P17"><text:s text:c="2"/>'map_application_identifiers' =&gt; true,</text:p>
      <text:p text:style-name="P17"><text:s text:c="2"/>'allow_remote_addr' =&gt; </text:p>
      <text:p text:style-name="P17"><text:s text:c="2"/>array (</text:p>
      <text:p text:style-name="P17"><text:s text:c="2"/>),</text:p>
      <text:p text:style-name="P17"><text:s text:c="2"/>'deny_remote_addr' =&gt; </text:p>
      <text:p text:style-name="P17"><text:s text:c="2"/>array (</text:p>
      <text:p text:style-name="P17"><text:s text:c="2"/>),</text:p>
      <text:p text:style-name="P17"><text:s text:c="2"/>'convert_unix_newlines' =&gt; true,</text:p>
      <text:p text:style-name="P17"><text:s text:c="2"/>'deny_concurrent_logins' =&gt; false,</text:p>
      <text:p text:style-name="P17"><text:s text:c="2"/>'deny_concurrent_timeout' =&gt; 60,</text:p>
      <text:p text:style-name="P17"><text:s text:c="2"/>'deny_reallyfast_logins' =&gt; false,</text:p>
      <text:p text:style-name="P17"><text:s text:c="2"/>'deny_reallyfast_timeout' =&gt; 600,</text:p>
      <text:p text:style-name="P17"><text:s text:c="2"/>'masking' =&gt; true,</text:p>
      <text:p text:style-name="P17">)</text:p>
      <text:p text:style-name="P3"/>
      <text:p text:style-name="P3">QWCLog.txt</text:p>
      <text:p text:style-name="P8">20150412.20:31:50 UTC<text:tab/>: QWCReader.ParseQWC() : Contents of QWC file: -</text:p>
      <text:p text:style-name="P8">&lt;QBWCXML&gt; <text:s/>&lt;AppName&gt;QuickBooks Integrator Business 360&lt;/AppName&gt; <text:s/>&lt;AppID&gt;&lt;/AppID&gt; <text:s/>&lt;AppURL&gt;https://creationsite.my360e.com/quickbooks/quickbooks_web_connector&lt;/AppURL&gt; <text:s/>&lt;AppDescription&gt;QuickBooks SOAP Server for Business360&lt;/AppDescription&gt; <text:s/>&lt;AppSupport&gt;https://creationsite.my360e.com&lt;/AppSupport&gt; <text:s/>&lt;UserName&gt;business360quickbooks&lt;/UserName&gt; <text:s/>&lt;OwnerID&gt;{90A44FB7-27F3-4815-AC85-166DA7E7D1EB}&lt;/OwnerID&gt; <text:s/>&lt;FileID&gt;{67F3C9B6-86F1-4FBB-B1FF-966DE1813D20}&lt;/FileID&gt; <text:s/>&lt;QBType&gt;QBFS&lt;/QBType&gt; <text:s/>&lt;Scheduler&gt; <text:s text:c="3"/>&lt;RunEveryNMinutes&gt;2&lt;/RunEveryNMinutes&gt; <text:s/>&lt;/Scheduler&gt; <text:s/>&lt;IsReadOnly&gt;false&lt;/IsReadOnly&gt; &lt;/QBWCXML&gt; </text:p>
      <text:p text:style-name="P8">20150412.20:31:50 UTC<text:tab/>: QBWebConnector.WebServiceManager.ReadQWC(QWCReader QWC) : Parsing application configuration xml file to load its content to variables </text:p>
      <text:p text:style-name="P8">20150412.20:31:53 UTC<text:tab/>: QBWebConnector.RegistryManager.createRegKey() : <text:span text:style-name="T1">Error creating registry key for appName = &lt;&gt; </text:span></text:p>
      <text:p text:style-name="P8">20150412.20:31:53 UTC<text:tab/>: QBWebConnector.RegistryManager.createRegKey() : <text:span text:style-name="T1">Reason: Value cannot be null. Parameter name: name </text:span></text:p>
      <text:p text:style-name="P8">20150412.20:31:53 UTC<text:tab/>: QBWebConnector.SOAPWebService.SerializeToRegistry() : <text:span text:style-name="T1">Error saving QuickBooks Integrator Business 360 to Registry: Object reference not set to an instance of an object. </text:span></text:p>
      <text:p text:style-name="P8">20150412.20:31:53 UTC<text:tab/>: QBWebConnector.SOAPWebService.ConnectToQB() : Connecting to QuickBooks... </text:p>
      <text:p text:style-name="P8">20150412.20:31:53 UTC<text:tab/>: QBWebConnector.SOAPWebService.ConnectToQB() : Connected., Session started </text:p>
      <text:p text:style-name="P8">20150412.20:31:53 UTC<text:tab/>: QBWebConnector.SOAPWebService.AddToQuickBooks() : Application name = QuickBooks Integrator Business 360 </text:p>
      <text:p text:style-name="P8">20150412.20:31:53 UTC<text:tab/>: QBWebConnector.SOAPWebService.AddToQuickBooks() : Querying company file to find if owner/file id exists. </text:p>
      <text:p text:style-name="P8">20150412.20:31:53 UTC<text:tab/>: QBWebConnector.SOAPWebService.findFileIDinQB() : Latest QBXML version supported = v13.0 </text:p>
      <text:p text:style-name="P8">20150412.20:31:53 UTC<text:tab/>: QBWebConnector.SOAPWebService.findFileIDinQB() : Querying QuickBooks for existance of owner/file id </text:p>
      <text:p text:style-name="P8">20150412.20:31:53 UTC<text:tab/>: QBWebConnector.SOAPWebService.findFileIDinQB() : XML dump follows: - &lt;?xml version="1.0"?&gt;&lt;?qbxml version="13.0"?&gt;&lt;QBXML&gt;&lt;QBXMLMsgsRq onError="s...... </text:p>
      <text:p text:style-name="P8">20150412.20:31:53 UTC<text:tab/>: QBWebConnector.SOAPWebService.findFileIDinQB() : XML dump follows: - &lt;?xml version="1.0" ?&gt;</text:p>
      <text:p text:style-name="P8">&lt;QBXML&gt;</text:p>
      <text:p text:style-name="P8">&lt;QBXMLMsgsRs&gt;</text:p>
      <text:p text:style-name="P8">&lt;DataExtDefQueryRs requestID="...... </text:p>
      <text:p text:style-name="P8">20150412.20:31:53 UTC<text:tab/>: QBWebConnector.SOAPWebService.findFileIDinQB() : Status message: Status OK </text:p>
      <text:p text:style-name="P8">20150412.20:31:53 UTC<text:tab/>: QBWebConnector.SOAPWebService.registerDataExtInQB() : Creating DataExtDef named AppLock assigned to Company object for the ownerID = {90A44FB7-27F3-4815-AC85-166DA7E7D1EB} </text:p>
      <text:p text:style-name="P8">20150412.20:31:53 UTC<text:tab/>: QBWebConnector.SOAPWebService.registerDataExtInQB() : XML dump follows: - &lt;?xml version="1.0"?&gt;&lt;?qbxml version="13.0"?&gt;&lt;QBXML&gt;&lt;QBXMLMsgsRq onError="s...... </text:p>
      <text:p text:style-name="P8">20150412.20:31:53 UTC<text:tab/>: QBWebConnector.SOAPWebService.registerDataExtInQB() : XML dump follows: - &lt;?xml version="1.0" ?&gt;</text:p>
      <text:p text:style-name="P8">&lt;QBXML&gt;</text:p>
      <text:p text:style-name="P8">&lt;QBXMLMsgsRs&gt;</text:p>
      <text:p text:style-name="P8">&lt;DataExtDefAddRs requestID="1"...... </text:p>
      <text:p text:style-name="P8">20150412.20:31:53 UTC<text:tab/>: QBWebConnector.SOAPWebService.registerDataExtInQB() : Data extension definition has been created in QuickBooks for owner id. </text:p>
      <text:p text:style-name="P8"><text:soft-page-break/>20150412.20:31:53 UTC<text:tab/>: QBWebConnector.SOAPWebService.AddToQuickBooks() : Registered the AppLock to company file successfully. </text:p>
      <text:p text:style-name="P8">20150412.20:31:53 UTC<text:tab/>: QBWebConnector.SOAPWebService.findFileIDValueinQB() : Latest QBXML version supported = v13.0 </text:p>
      <text:p text:style-name="P8">20150412.20:31:53 UTC<text:tab/>: QBWebConnector.SOAPWebService.findFileIDValueinQB() : Querying QuickBooks for existance of owner/file id </text:p>
      <text:p text:style-name="P8">20150412.20:31:53 UTC<text:tab/>: QBWebConnector.SOAPWebService.findFileIDValueinQB() : XML dump follows: - &lt;?xml version="1.0"?&gt;&lt;?qbxml version="13.0"?&gt;&lt;QBXML&gt;&lt;QBXMLMsgsRq onError="s...... </text:p>
      <text:p text:style-name="P8">20150412.20:31:53 UTC<text:tab/>: QBWebConnector.SOAPWebService.findFileIDValueinQB() : XML dump follows: - &lt;?xml version="1.0" ?&gt;</text:p>
      <text:p text:style-name="P8">&lt;QBXML&gt;</text:p>
      <text:p text:style-name="P8">&lt;QBXMLMsgsRs&gt;</text:p>
      <text:p text:style-name="P8">&lt;CompanyQueryRs requestID="1" ...... </text:p>
      <text:p text:style-name="P8">20150412.20:31:53 UTC<text:tab/>: QBWebConnector.SOAPWebService.enterDataExtValueInQB() : XML dump follows: - &lt;?xml version="1.0"?&gt;&lt;?qbxml version="13.0"?&gt;&lt;QBXML&gt;&lt;QBXMLMsgsRq onError="s...... </text:p>
      <text:p text:style-name="P8">20150412.20:31:54 UTC<text:tab/>: QBWebConnector.SOAPWebService.enterDataExtValueInQB() : XML dump follows: - &lt;?xml version="1.0" ?&gt;</text:p>
      <text:p text:style-name="P8">&lt;QBXML&gt;</text:p>
      <text:p text:style-name="P8">&lt;QBXMLMsgsRs&gt;</text:p>
      <text:p text:style-name="P8">&lt;DataExtAddRs requestID="1" st...... </text:p>
      <text:p text:style-name="P8">20150412.20:31:54 UTC<text:tab/>: QBWebConnector.SOAPWebService.enterDataExtValueInQB() : Data extension value has been created in QuickBooks for FileID </text:p>
      <text:p text:style-name="P8">20150412.20:31:54 UTC<text:tab/>: QBWebConnector.CompanyFileLock.Send_DataExtDefAddRqXML() : XML dump follows: - &lt;?xml version="1.0"?&gt;&lt;?qbxml version="13.0"?&gt;&lt;QBXML&gt;&lt;QBXMLMsgsRq onError="s...... </text:p>
      <text:p text:style-name="P8">20150412.20:31:54 UTC<text:tab/>: QBWebConnector.CompanyFileLock.Send_DataExtDefAddRqXML() : XML dump follows: - &lt;?xml version="1.0" ?&gt;</text:p>
      <text:p text:style-name="P8">&lt;QBXML&gt;</text:p>
      <text:p text:style-name="P8">&lt;QBXMLMsgsRs&gt;</text:p>
      <text:p text:style-name="P8">&lt;DataExtDefAddRs requestID="1"...... </text:p>
      <text:p text:style-name="P8">20150412.20:31:54 UTC<text:tab/>: QBWebConnector.CompanyFileLock.Send_DataExtAddRqXML() : XML dump follows: - &lt;?xml version="1.0"?&gt;&lt;?qbxml version="13.0"?&gt;&lt;QBXML&gt;&lt;QBXMLMsgsRq onError="s...... </text:p>
      <text:p text:style-name="P8">20150412.20:31:54 UTC<text:tab/>: QBWebConnector.CompanyFileLock.Send_DataExtAddRqXML() : XML dump follows: - &lt;?xml version="1.0" ?&gt;</text:p>
      <text:p text:style-name="P8">&lt;QBXML&gt;</text:p>
      <text:p text:style-name="P8">&lt;QBXMLMsgsRs&gt;</text:p>
      <text:p text:style-name="P8">&lt;DataExtAddRs requestID="1" st...... </text:p>
      <text:p text:style-name="P8">20150412.20:31:54 UTC<text:tab/>: QBWebConnector.SOAPWebService.AddToQuickBooks() : Application QuickBooks Integrator Business 360 has been added to QuickBooks. </text:p>
      <text:p text:style-name="P8">20150412.20:31:54 UTC<text:tab/>: QBWebConnector.SOAPWebService.DisconnectFromQB() : Session ended and connection closed Log file initialized at Sunday, April 12, 2015 - 8:32 PM UTC <text:s/>Timestamp format used: YYYYMMDD.HH:MM:SS UTC QBWebConnector 2.0 has been initialized with its logging status to level = DEBUG.</text:p>
      <text:p text:style-name="P8">Please restart QBWebConnector for any change in log level to take effect. Use file menu to clear log. </text:p>
      <text:p text:style-name="P8">20150412.20:32:33 UTC<text:tab/>: QBWebConnector.RegistryManager.setUpdateLock() : HKEY_CURRENT_USER\Software\Intuit\QBWebConnector\UpdateLock has been set to False 20150412.20:32:33 UTC<text:tab/>: QBWebConnector.RegistryManager.setUpdateLock() : ********************* Update session unlocked ********************* </text:p>
      <text:p text:style-name="P8">20150412.20:32:33 UTC<text:tab/>: <text:s/>: ~SingleInstanceHandler() - usingInstanceChannel = false. Returning without any Registry key delete or unmarshalling. </text:p>
      <text:p text:style-name="P8">20150412.20:32:35 UTC<text:tab/>: gridControl1_CheckBoxClicked() : Scheduling has been disabled for QuickBooks Integrator Business 360 </text:p>
      <text:p text:style-name="P10"/>
      <text:p text:style-name="P3">At this point there is </text:p>
      <text:p text:style-name="P3">One record within the quickbooks_user table. <text:s/>The values within this table reflect the parameters within the .qwc file as well as the password.</text:p>
      <text:p text:style-name="P11">business360quickbooks<text:tab/>5f4dcc3b5aa765d61d8327deb882cf99<text:tab/><text:tab/>0<text:tab/>0<text:tab/>e<text:tab/>2015-02-22 09:14:30<text:tab/>2015-04-12 11:02:07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Action: Insert password</text:p>
      <text:p text:style-name="P3">Result, no log files</text:p>
      <text:p text:style-name="P6"/>
      <text:p text:style-name="P6"/>
      <text:p text:style-name="P6"/>
      <text:p text:style-name="P6"/>
      <text:p text:style-name="P6"/>
      <text:p text:style-name="P6">Action: Within the Web Connector, select the application and select “Update Selected”</text:p>
      <text:p text:style-name="P3">Last result: Authentication failed. <text:s/></text:p>
      <text:p text:style-name="P3">Last result details: </text:p>
      <text:p text:style-name="P13">Version:</text:p>
      <text:p text:style-name="P2">Not provided by service</text:p>
      <text:p text:style-name="P2"/>
      <text:p text:style-name="P2">Message:</text:p>
      <text:p text:style-name="P2">Authentication failed</text:p>
      <text:p text:style-name="P2"/>
      <text:p text:style-name="P2">Description:</text:p>
      <text:p text:style-name="P2">QBWC1012: Authentication failed due to following error message.</text:p>
      <text:p text:style-name="P2">Client found response content type of 'text/html; charset=UTF-8', but expected 'text/xml'.</text:p>
      <text:p text:style-name="P2">The request failed with the error message:</text:p>
      <text:p text:style-name="P2">--</text:p>
      <text:p text:style-name="P2">&lt;?xml version="1.0" encoding="UTF-8"?&gt;</text:p>
      <text:p text:style-name="P2"><text:tab/>&lt;SOAP-ENV:Envelope xmlns:SOAP-ENV="http://schemas.xmlsoap.org/soap/envelope/" xmlns:ns1="http://developer.intuit.com/"&gt;</text:p>
      <text:p text:style-name="P2"><text:tab/><text:tab/>&lt;SOAP-ENV:Body&gt;</text:p>
      <text:p text:style-name="P2"><text:tab/><text:tab/><text:tab/>&lt;ns1:authenticateResponse&gt;</text:p>
      <text:p text:style-name="P2"><text:tab/><text:tab/><text:tab/><text:tab/>&lt;ns1:authenticateResult&gt;</text:p>
      <text:p text:style-name="P2"><text:tab/><text:tab/><text:tab/><text:tab/><text:tab/>&lt;ns1:string&gt;21cb2476-3b24-6244-c5f8-b7e75496deac&lt;/ns1:string&gt;</text:p>
      <text:p text:style-name="P2"><text:tab/><text:tab/><text:tab/><text:tab/><text:tab/>&lt;ns1:string&gt;none&lt;/ns1:string&gt;</text:p>
      <text:p text:style-name="P2"><text:tab/><text:tab/><text:tab/><text:tab/>&lt;/ns1:authenticateResult&gt;</text:p>
      <text:p text:style-name="P2"><text:tab/><text:tab/><text:tab/>&lt;/ns1:authenticateResponse&gt;</text:p>
      <text:p text:style-name="P2"><text:tab/><text:tab/>&lt;/SOAP-ENV:Body&gt;</text:p>
      <text:p text:style-name="P2"><text:tab/>&lt;/SOAP-ENV:Envelope&gt;</text:p>
      <text:p text:style-name="P2">--. See QWCLog for more details. Remember to turn logging on.</text:p>
      <text:p text:style-name="P3"/>
      <text:p text:style-name="P3">QWCLog.txt</text:p>
      <text:p text:style-name="P8"><text:soft-page-break/>20150413.01:15:59 UTC<text:tab/>: QBWebConnector.WebServiceManager.DoUpdateSelected() : updateWS() for application = 'QuickBooks Integrator Business 360' has STARTED </text:p>
      <text:p text:style-name="P8">20150413.01:15:59 UTC<text:tab/>: QBWebConnector.RegistryManager.getUpdateLock() : HKEY_CURRENT_USER\Software\Intuit\QBWebConnector\UpdateLock = FALSE </text:p>
      <text:p text:style-name="P8">20150413.01:15:59 UTC<text:tab/>: QBWebConnector.RegistryManager.setUpdateLock() : HKEY_CURRENT_USER\Software\Intuit\QBWebConnector\UpdateLock has been set to True </text:p>
      <text:p text:style-name="P8">20150413.01:15:59 UTC<text:tab/>: QBWebConnector.RegistryManager.setUpdateLock() : ********************* Update session locked ********************* </text:p>
      <text:p text:style-name="P8">20150413.01:15:59 UTC<text:tab/>: QBWebConnector.SOAPWebService.instantiateWebService() : Initiated connection to the following application. </text:p>
      <text:p text:style-name="P8">20150413.01:15:59 UTC<text:tab/>: QBWebConnector.SOAPWebService.instantiateWebService() : AppName: QuickBooks Integrator Business 360 </text:p>
      <text:p text:style-name="P8">20150413.01:15:59 UTC<text:tab/>: QBWebConnector.SOAPWebService.instantiateWebService() : AppUniqueName (if available): QuickBooks Integrator Business 360 </text:p>
      <text:p text:style-name="P1"><text:span text:style-name="T3">20150413.01:15:59 UTC<text:tab/>: QBWebConnector.SOAPWebService.instantiateWebService() : AppURL: </text:span><text:a xlink:type="simple" xlink:href="https://creationsite.my360e.com/quickbooks/quickbooks_web_connector"><text:span text:style-name="T8">https://creationsite.my360e.com/quickbooks/quickbooks_web_connector</text:span></text:a><text:span text:style-name="T3"> </text:span></text:p>
      <text:p text:style-name="P8">20150413.01:16:00 UTC<text:tab/>: QBWebConnector.SOAPWebService.do_serverVersion() : *** Calling serverVersion(). </text:p>
      <text:p text:style-name="P8">20150413.01:16:01 UTC<text:tab/>: QBWebConnector.SOAPWebService.do_serverVersion() : XML dump follows: - </text:p>
      <text:p text:style-name="P9">Actual error received from web service for serverVersion call: </text:p>
      <text:p text:style-name="P8">&lt;Client found response content type of 'text/html; charset=UTF-8', but expected 'text/xml'. The request failed with the error message: -- &lt;?xml version="1.0" encoding="UTF-8"?&gt;</text:p>
      <text:p text:style-name="P8">&lt;SOAP-ENV:Envelope xmlns:SOAP-ENV="http://schemas.xmlsoap.org/soap/envelope/" <text:s/>xmlns:ns1="http://developer.intuit.com/"&gt;</text:p>
      <text:p text:style-name="P8"><text:tab/>&lt;SOAP-ENV:Body&gt;</text:p>
      <text:p text:style-name="P8"><text:tab/><text:tab/>&lt;ns1:serverVersionResponse&gt;</text:p>
      <text:p text:style-name="P8"><text:tab/><text:tab/><text:tab/>&lt;ns1:serverVersionResult&gt;</text:p>
      <text:p text:style-name="P8"><text:tab/><text:tab/><text:tab/><text:tab/>PHP QuickBooks SOAP Server v2.0 at /quickbooks/quickbooks_web_connector</text:p>
      <text:p text:style-name="P8"><text:tab/><text:tab/><text:tab/>&lt;/ns1:serverVersionResult&gt;</text:p>
      <text:p text:style-name="P8"><text:tab/><text:tab/>&lt;/ns1:serverVersionResponse&gt;</text:p>
      <text:p text:style-name="P8"><text:tab/>&lt;/SOAP-ENV:Body&gt;</text:p>
      <text:p text:style-name="P8">&lt;/SOAP-ENV:Envelope&gt; --.&gt;. For backward compatibility of all webservers, QBWC will catch all errors under app-not-supporting-serverVersion. </text:p>
      <text:p text:style-name="P8"/>
      <text:p text:style-name="P8">20150413.01:16:01 UTC<text:tab/>: QBWebConnector.SOAPWebService.do_serverVersion() : This application does not contain support for serverVersion. Allowing update operation for backward compatibility. 20150413.01:16:01 UTC<text:tab/>: QBWebConnector.SOAPWebService.do_clientVersion() : *** Calling clientVersion() with following parameter:&lt;productVersion="2.1.0.30"&gt; </text:p>
      <text:p text:style-name="P8">20150413.01:16:01 UTC<text:tab/>: QBWebConnector.SOAPWebService.updateWS() : XML dump follows: - </text:p>
      <text:p text:style-name="P9">Actual error received from web service for clientVersion call: </text:p>
      <text:p text:style-name="P8">&lt;Client found response content type of 'text/html; charset=UTF-8', but expected 'text/xml'. The request failed with the error message: -- &lt;?xml version="1.0" encoding="UTF-8"?&gt;</text:p>
      <text:p text:style-name="P8">&lt;SOAP-ENV:Envelope xmlns:SOAP-ENV="http://schemas.xmlsoap.org/soap/envelope/" xmlns:ns1="http://developer.intuit.com/"&gt;</text:p>
      <text:p text:style-name="P8"><text:tab/>&lt;SOAP-ENV:Body&gt;</text:p>
      <text:p text:style-name="P8"><text:tab/><text:tab/>&lt;ns1:clientVersionResponse&gt;</text:p>
      <text:p text:style-name="P8"><text:tab/><text:tab/><text:tab/>&lt;ns1:clientVersionResult&gt;&lt;/ns1:clientVersionResult&gt;</text:p>
      <text:p text:style-name="P8"><text:tab/><text:tab/>&lt;/ns1:clientVersionResponse&gt;</text:p>
      <text:p text:style-name="P8"><text:tab/>&lt;/SOAP-ENV:Body&gt;</text:p>
      <text:p text:style-name="P8">&lt;/SOAP-ENV:Envelope&gt; --.&gt;. For backward compatibility of all webservers, QBWC will catch all errors under app-not-supporting-clientVersion. </text:p>
      <text:p text:style-name="P8"/>
      <text:p text:style-name="P8">20150413.01:16:01 UTC<text:tab/>: QBWebConnector.SOAPWebService.do_clientVersion() : This application does not contain support for clientVersion. Allowing update operation for backward compatibility. 20150413.01:16:01 UTC<text:tab/>: QBWebConnector.SOAPWebService.do_authenticate() : Authenticating to application 'QuickBooks Integrator Business 360', username = 'business360quickbooks' 20150413.01:16:01 UTC<text:tab/>: QBWebConnector.SOAPWebService.do_authenticate() : *** Calling authenticate() with following parameters:&lt;userName="business360quickbooks"&gt;&lt;password=&lt;MaskedForSecurity&gt; </text:p>
      <text:p text:style-name="P8">20150413.01:16:02 UTC<text:tab/>: QBWebConnector.SOAPWebService.do_authenticate() : XML dump follows: - </text:p>
      <text:p text:style-name="P8"/>
      <text:p text:style-name="P8"><text:span text:style-name="T4">QBWC1012: Authentication failed due to following error message. Client found response content type of 'text/html; charset=UTF-8', but expected 'text/xml'.</text:span> </text:p>
      <text:p text:style-name="P8">The request failed with the error message: -- &lt;?xml version="1.0" encoding="UTF-8"?&gt;</text:p>
      <text:p text:style-name="P8">&lt;SOAP-ENV:Envelope xmlns:SOAP-ENV="http://schemas.xmlsoap.org/soap/envelope/" xmlns:ns1="http://developer.intuit.com/"&gt;</text:p>
      <text:p text:style-name="P8"><text:tab/>&lt;SOAP-ENV:Body&gt;</text:p>
      <text:p text:style-name="P8"><text:tab/><text:tab/>&lt;ns1:authenticateResponse&gt;</text:p>
      <text:p text:style-name="P8"><text:tab/><text:tab/><text:tab/>&lt;ns1:authenticateResult&gt;</text:p>
      <text:p text:style-name="P8"><text:tab/><text:tab/><text:tab/><text:tab/>&lt;ns1:string&gt;</text:p>
      <text:p text:style-name="P8"><text:tab/><text:tab/><text:tab/><text:tab/><text:tab/>a8bb7a57-f1ac-27c4-65e7-6de0b55c61b8</text:p>
      <text:p text:style-name="P8"><text:tab/><text:tab/><text:tab/><text:tab/>&lt;/ns1:string&gt;</text:p>
      <text:p text:style-name="P8"><text:tab/><text:tab/><text:tab/><text:tab/>&lt;ns1:string&gt;none&lt;/ns1:string&gt;</text:p>
      <text:p text:style-name="P8"><text:tab/><text:tab/><text:tab/>&lt;/ns1:authenticateResult&gt;</text:p>
      <text:p text:style-name="P8"><text:tab/><text:tab/>&lt;/ns1:authenticateResponse&gt;</text:p>
      <text:p text:style-name="P8"><text:tab/>&lt;/SOAP-ENV:Body&gt;</text:p>
      <text:p text:style-name="P8">&lt;/SOAP-ENV:Envelope&gt; --. More info: StackTrace = <text:s text:c="3"/>at System.Web.Services.Protocols.SoapHttpClientProtocol.ReadResponse(SoapClientMessage message, WebResponse response, Stream responseStream, Boolean asyncCall) <text:s text:c="2"/>at System.Web.Services.Protocols.SoapHttpClientProtocol.Invoke(String methodName, Object[] parameters) <text:s text:c="2"/>at QBWebConnector.localhost.WCWebServiceDoc.authenticate(String strUserName, String strPassword) <text:s text:c="2"/>at QBWebConnector.localhost.WCWebService.authenticate(String strUserName, String strPassword) <text:s text:c="2"/>at QBWebConnector.SOAPWebService.authenticate(String UserName, String Password) <text:s text:c="2"/>at QBWebConnector.WebService.do_authenticate(String&amp; ticket, String&amp; companyFileName) Source = System.Web.Services</text:p>
      <text:p text:style-name="P8"/>
      <text:p text:style-name="P8">20150413.01:16:02 UTC<text:tab/>: QBWebConnector.RegistryManager.setUpdateLock() : HKEY_CURRENT_USER\Software\Intuit\QBWebConnector\UpdateLock has been set to False </text:p>
      <text:p text:style-name="P8">20150413.01:16:02 UTC<text:tab/>: QBWebConnector.RegistryManager.setUpdateLock() : ********************* Update session unlocked ********************* </text:p>
      <text:p text:style-name="P8">20150413.01:16:02 UTC<text:tab/>: QBWebConnector.WebServiceManager.DoUpdateSelected() : Update completed with errors. See log (QWClog.txt) for details. </text:p>
      <text:p text:style-name="P1"/>
      <text:p text:style-name="P1"/>
      <text:p text:style-name="P3">At this point there is </text:p>
      <text:p text:style-name="P3">Still one record within the <text:span text:style-name="T7">quickbooks_queue</text:span> table. <text:s/>Note... The qb_status field is still “q”.</text:p>
      <text:p text:style-name="P5">quickbooks_queue:</text:p>
      <text:p text:style-name="P3"><text:span text:style-name="T5">1<text:tab/>NULL<text:tab/><text:tab/></text:span><text:span text:style-name="T6">CustomerAdd</text:span><text:span text:style-name="T5"><text:tab/></text:span><text:span text:style-name="T6">17</text:span><text:span text:style-name="T5"><text:tab/><text:tab/><text:tab/>100<text:tab/></text:span><text:span text:style-name="T6">q</text:span><text:span text:style-name="T5"><text:tab/>NULL<text:tab/>2015-04-12 11:47:20<text:tab/>NULL</text:span> </text:p>
      <text:p text:style-name="P8"/>
      <text:p text:style-name="P3">One record has been created within the quickbooks_ticket table. <text:s/>Note... the processed field has a value of “0”</text:p>
      <text:p text:style-name="P5">quickbooks_ticket:</text:p>
      <text:p text:style-name="P1">1<text:tab/>business360quickbooks<text:tab/>afd582c0-a3c3-0bd4-6500-6ddb68f52d71<text:tab/><text:span text:style-name="T1">0</text:span><text:tab/>NULL<text:tab/>NULL<text:tab/>75.164.164.147<text:tab/>2015-04-12 18:35:12<text:tab/>2015-04-12 18:35:12</text:p>
      <text:p text:style-name="P3"/>
      <text:p text:style-name="P3"/>
      <text:p text:style-name="P18">TEST 2</text:p>
      <text:p text:style-name="P3"/>
      <text:p text:style-name="P6">Quickboocks Web Connector</text:p>
      <text:p text:style-name="P3">Before adding the Web Connector the quickbooks table within the database are empty except for the quickbooks_queue table which contains a single record of a customer added within the application.</text:p>
      <text:p text:style-name="P5">quickbooks_queue:</text:p>
      <text:p text:style-name="P1">1<text:tab/>NULL<text:tab/><text:tab/><text:span text:style-name="T1">CustomerAdd</text:span><text:tab/><text:span text:style-name="T1">17</text:span><text:tab/><text:tab/><text:tab/>100<text:tab/><text:span text:style-name="T1">q</text:span><text:tab/>NULL<text:tab/>2015-04-12 11:47:20<text:tab/>NULL</text:p>
      <text:p text:style-name="P3"/>
      <text:p text:style-name="P6">Action: Within the Web Connector... Add an Application (.qwc file)</text:p>
      <text:p text:style-name="P3">Database</text:p>
      <text:p text:style-name="P3">quickbooks_log</text:p>
      <text:p text:style-name="P14">Handler is starting up...: array (</text:p>
      <text:p text:style-name="P14"><text:s text:c="2"/>'qb_company_file' =&gt; NULL,</text:p>
      <text:p text:style-name="P14"><text:s text:c="2"/>'qbwc_min_version' =&gt; NULL,</text:p>
      <text:p text:style-name="P14"><text:s text:c="2"/>'qbwc_wait_before_next_update' =&gt; NULL,</text:p>
      <text:p text:style-name="P14"><text:s text:c="2"/>'qbwc_min_run_every_n_seconds' =&gt; NULL,</text:p>
      <text:p text:style-name="P14"><text:s text:c="2"/>'qbwc_version_warning_message' =&gt; NULL,</text:p>
      <text:p text:style-name="P14"><text:s text:c="2"/>'qbwc_version_error_message' =&gt; NULL,</text:p>
      <text:p text:style-name="P14"><text:s text:c="2"/>'qbwc_interactive_url' =&gt; NULL,</text:p>
      <text:p text:style-name="P14"><text:s text:c="2"/>'autoadd_missing_requestid' =&gt; true,</text:p>
      <text:p text:style-name="P14"><text:s text:c="2"/>'check_valid_requestid' =&gt; true,</text:p>
      <text:p text:style-name="P14"><text:s text:c="2"/>'server_version' =&gt; 'PHP QuickBooks SOAP Server v2.0 at /quickbooks/quickbooks_web_connector',</text:p>
      <text:p text:style-name="P14"><text:s text:c="2"/>'authenticate' =&gt; NULL,</text:p>
      <text:p text:style-name="P14"><text:s text:c="2"/>'authenticate_dsn' =&gt; NULL,</text:p>
      <text:p text:style-name="P14"><text:s text:c="2"/>'map_application_identifiers' =&gt; true,</text:p>
      <text:p text:style-name="P14"><text:s text:c="2"/>'allow_remote_addr' =&gt; </text:p>
      <text:p text:style-name="P14"><text:s text:c="2"/>array (</text:p>
      <text:p text:style-name="P14"><text:s text:c="2"/>),</text:p>
      <text:p text:style-name="P14"><text:s text:c="2"/>'deny_remote_addr' =&gt; </text:p>
      <text:p text:style-name="P14"><text:s text:c="2"/>array (</text:p>
      <text:p text:style-name="P14"><text:s text:c="2"/>),</text:p>
      <text:p text:style-name="P14"><text:s text:c="2"/>'convert_unix_newlines' =&gt; true,</text:p>
      <text:p text:style-name="P14"><text:s text:c="2"/>'deny_concurrent_logins' =&gt; false,</text:p>
      <text:p text:style-name="P14"><text:s text:c="2"/>'deny_concurrent_timeout' =&gt; 60,</text:p>
      <text:p text:style-name="P14"><text:s text:c="2"/>'deny_reallyfast_logins' =&gt; false,</text:p>
      <text:p text:style-name="P14"><text:s text:c="2"/>'deny_reallyfast_timeout' =&gt; 600,</text:p>
      <text:p text:style-name="P14"><text:s text:c="2"/>'masking' =&gt; true,</text:p>
      <text:p text:style-name="P14">)</text:p>
      <text:p text:style-name="P3"/>
      <text:p text:style-name="P6">QWCLog.txt</text:p>
      <text:p text:style-name="P15">20150416.15:07:29 UTC<text:tab/>: QBWebConnector.SOAPWebService.ConnectToQB() : Connecting to QuickBooks... </text:p>
      <text:p text:style-name="P15">20150416.15:07:30 UTC<text:tab/>: QBWebConnector.SOAPWebService.ConnectToQB() : Connected., Session started </text:p>
      <text:p text:style-name="P15">20150416.15:07:30 UTC<text:tab/>: QBWebConnector.SOAPWebService.deleteFileIDValueFromQB() : Deleting FileID value from Company object for the ownerID = {90A44FB7-27F3-4815-AC85-166DA7E7D1EB} </text:p>
      <text:p text:style-name="P15">20150416.15:07:30 UTC<text:tab/>: QBWebConnector.SOAPWebService.deleteFileIDValueFromQB() : XML dump follows: - &lt;?xml version="1.0"?&gt;</text:p>
      <text:p text:style-name="P15">&lt;?qbxml version="13.0"?&gt;</text:p>
      <text:p text:style-name="P15">&lt;QBXML&gt;</text:p>
      <text:p text:style-name="P15"><text:tab/>&lt;QBXMLMsgsRq onError="stopOnError"&gt;</text:p>
      <text:p text:style-name="P15"><text:tab/>&lt;DataExtDelRq requestID="1"&gt;</text:p>
      <text:p text:style-name="P15"><text:tab/><text:tab/>&lt;DataExtDel&gt;</text:p>
      <text:p text:style-name="P15"><text:tab/><text:tab/><text:tab/>&lt;OwnerID&gt;{90A44FB7-27F3-4815-AC85-166DA7E7D1EB}&lt;/OwnerID&gt;</text:p>
      <text:p text:style-name="P15"><text:tab/><text:tab/><text:tab/>&lt;DataExtName&gt;FileID&lt;/DataExtName&gt;</text:p>
      <text:p text:style-name="P15"><text:tab/><text:tab/><text:tab/>&lt;OtherDataExtType&gt;Company&lt;/OtherDataExtType&gt;</text:p>
      <text:p text:style-name="P15"><text:tab/><text:tab/>&lt;/DataExtDel&gt;</text:p>
      <text:p text:style-name="P15"><text:tab/>&lt;/DataExtDelRq&gt;</text:p>
      <text:p text:style-name="P15"><text:tab/>&lt;/QBXMLMsgsRq&gt;</text:p>
      <text:p text:style-name="P15">&lt;/QBXML&gt; </text:p>
      <text:p text:style-name="P15"/>
      <text:p text:style-name="P15">20150416.15:07:30 UTC<text:tab/>: QBWebConnector.SOAPWebService.registerDataExtInQB() : XML dump follows: - &lt;?xml version="1.0" ?&gt;</text:p>
      <text:p text:style-name="P15">&lt;QBXML&gt;</text:p>
      <text:p text:style-name="P15"><text:tab/>&lt;QBXMLMsgsRs&gt;</text:p>
      <text:p text:style-name="P15"><text:tab/><text:tab/>&lt;DataExtDelRs requestID="1" statusCode="0" statusSeverity="Info" statusMessage="Status OK"&gt;</text:p>
      <text:p text:style-name="P15"><text:tab/><text:tab/><text:tab/>&lt;DataExtDelRet&gt;</text:p>
      <text:p text:style-name="P15"><text:tab/><text:tab/><text:tab/><text:tab/>&lt;OwnerID&gt;{90A44FB7-27F3-4815-AC85-166DA7E7D1EB}&lt;/OwnerID&gt;</text:p>
      <text:p text:style-name="P15"><text:tab/><text:tab/><text:tab/><text:tab/>&lt;DataExtName&gt;FileID&lt;/DataExtName&gt;</text:p>
      <text:p text:style-name="P15"><text:tab/><text:tab/><text:tab/><text:tab/>&lt;TimeDeleted&gt;2015-04-16T08:07:30-08:00&lt;/TimeDeleted&gt;</text:p>
      <text:p text:style-name="P15"><text:tab/><text:tab/><text:tab/>&lt;/DataExtDelRet&gt;</text:p>
      <text:p text:style-name="P15"><text:tab/><text:tab/>&lt;/DataExtDelRs&gt;</text:p>
      <text:p text:style-name="P15"><text:tab/>&lt;/QBXMLMsgsRs&gt;</text:p>
      <text:p text:style-name="P15">&lt;/QBXML&gt;</text:p>
      <text:p text:style-name="P15"/>
      <text:p text:style-name="P15">20150416.15:07:30 UTC<text:tab/>: QBWebConnector.SOAPWebService.DisconnectFromQB() : Session ended and connection closed </text:p>
      <text:p text:style-name="P15">20150416.15:07:30 UTC<text:tab/>: QBWebConnector.SOAPWebService.deleteFileIDValueFromQB() : Data extension FileID has been cleared from QuickBooks for owner id. </text:p>
      <text:p text:style-name="P15">20150416.15:07:30 UTC<text:tab/>: RemoveApp() : Application QuickBooks Integrator Business 360 has been removed. </text:p>
      <text:p text:style-name="P15">20150416.15:07:41 UTC<text:tab/>: QWCReader.ParseQWC() : Contents of QWC file: -</text:p>
      <text:p text:style-name="P15">&lt;QBWCXML&gt; <text:s/></text:p>
      <text:p text:style-name="P15"><text:tab/>&lt;AppName&gt;QuickBooks Integrator Business 360&lt;/AppName&gt; <text:s/></text:p>
      <text:p text:style-name="P15"><text:tab/>&lt;AppID&gt;&lt;/AppID&gt; <text:s/></text:p>
      <text:p text:style-name="P15"><text:tab/>&lt;AppURL&gt;https://creationsite.my360e.com/quickbooks/quickbooks_web_connector&lt;/AppURL&gt; <text:s/></text:p>
      <text:p text:style-name="P15"><text:tab/>&lt;AppDescription&gt;QuickBooks SOAP Server for Business360&lt;/AppDescription&gt; <text:s/><text:tab/>&lt;AppSupport&gt;https://creationsite.my360e.com&lt;/AppSupport&gt; <text:s/></text:p>
      <text:p text:style-name="P15"><text:tab/>&lt;UserName&gt;business360quickbooks&lt;/UserName&gt; <text:s/></text:p>
      <text:p text:style-name="P15"><text:tab/>&lt;OwnerID&gt;{90A44FB7-27F3-4815-AC85-166DA7E7D1EB}&lt;/OwnerID&gt; <text:s/></text:p>
      <text:p text:style-name="P15"><text:tab/>&lt;FileID&gt;{67F3C9B6-86F1-4FBB-B1FF-966DE1813D20}&lt;/FileID&gt; <text:s/>&lt;</text:p>
      <text:p text:style-name="P15"><text:tab/>QBType&gt;QBFS&lt;/QBType&gt; <text:s/></text:p>
      <text:p text:style-name="P15"><text:tab/>&lt;Scheduler&gt; <text:s text:c="3"/><text:tab/></text:p>
      <text:p text:style-name="P15"><text:tab/><text:tab/>&lt;RunEveryNMinutes&gt;2&lt;/RunEveryNMinutes&gt; <text:s/></text:p>
      <text:p text:style-name="P15"><text:tab/>&lt;/Scheduler&gt; <text:s/></text:p>
      <text:p text:style-name="P15"><text:tab/>&lt;IsReadOnly&gt;false&lt;/IsReadOnly&gt; </text:p>
      <text:p text:style-name="P15">&lt;/QBWCXML&gt; </text:p>
      <text:p text:style-name="P15"/>
      <text:p text:style-name="P15">20150416.15:07:41 UTC<text:tab/>: QBWebConnector.WebServiceManager.ReadQWC(QWCReader QWC) : Parsing application configuration xml file to load its content to variables </text:p>
      <text:p text:style-name="P15">20150416.15:07:43 UTC<text:tab/>: QBWebConnector.RegistryManager.createRegKey() : Error creating registry key for appName = &lt;&gt; </text:p>
      <text:p text:style-name="P15">20150416.15:07:43 UTC<text:tab/>: QBWebConnector.RegistryManager.createRegKey() : Reason: Value cannot be null. Parameter name: name 20150416.15:07:43 UTC<text:tab/>: QBWebConnector.SOAPWebService.SerializeToRegistry() : Error saving QuickBooks Integrator Business 360 to Registry: Object reference not set to an instance of an object. </text:p>
      <text:p text:style-name="P15"><text:soft-page-break/>20150416.15:07:44 UTC<text:tab/>: QBWebConnector.SOAPWebService.ConnectToQB() : Connecting to QuickBooks... </text:p>
      <text:p text:style-name="P15">20150416.15:07:44 UTC<text:tab/>: QBWebConnector.SOAPWebService.ConnectToQB() : Connected., Session started </text:p>
      <text:p text:style-name="P15">20150416.15:07:44 UTC<text:tab/>: QBWebConnector.SOAPWebService.AddToQuickBooks() : Application name = QuickBooks Integrator Business 360 20150416.15:07:44 UTC<text:tab/>: QBWebConnector.SOAPWebService.AddToQuickBooks() : Querying company file to find if owner/file id exists. 20150416.15:07:44 UTC<text:tab/>: QBWebConnector.SOAPWebService.findFileIDinQB() : Latest QBXML version supported = v13.0 </text:p>
      <text:p text:style-name="P15">20150416.15:07:44 UTC<text:tab/>: QBWebConnector.SOAPWebService.findFileIDinQB() : Querying QuickBooks for existance of owner/file id 20150416.15:07:44 UTC<text:tab/>: QBWebConnector.SOAPWebService.findFileIDinQB() : XML dump follows: - &lt;?xml version="1.0"?&gt;&lt;?qbxml version="13.0"?&gt;&lt;QBXML&gt;&lt;QBXMLMsgsRq onError="stopOnError"&gt;&lt;DataExtDefQueryRq requestID="1"&gt;&lt;OwnerID&gt;{90A44FB7-27F3-4815-AC85-166DA7E7D1EB}&lt;/OwnerID&gt;&lt;/DataExtDefQueryRq&gt;&lt;/QBXMLMsgsRq&gt;&lt;/QBXML&gt; 20150416.15:07:44 UTC<text:tab/>: QBWebConnector.SOAPWebService.findFileIDinQB() : XML dump follows: - &lt;?xml version="1.0" ?&gt;</text:p>
      <text:p text:style-name="P15">&lt;QBXML&gt;</text:p>
      <text:p text:style-name="P15"><text:tab/>&lt;QBXMLMsgsRs&gt;</text:p>
      <text:p text:style-name="P15"><text:tab/><text:tab/>&lt;DataExtDefQueryRs requestID="1" statusCode="0" statusSeverity="Info" statusMessage="Status OK"&gt;</text:p>
      <text:p text:style-name="P15"><text:tab/><text:tab/><text:tab/>&lt;DataExtDefRet&gt;</text:p>
      <text:p text:style-name="P15"><text:tab/><text:tab/><text:tab/><text:tab/>&lt;OwnerID&gt;{90A44FB7-27F3-4815-AC85-166DA7E7D1EB}&lt;/OwnerID&gt;</text:p>
      <text:p text:style-name="P15"><text:tab/><text:tab/><text:tab/><text:tab/>&lt;DataExtName&gt;AppLock&lt;/DataExtName&gt;</text:p>
      <text:p text:style-name="P15"><text:tab/><text:tab/><text:tab/><text:tab/>&lt;DataExtType&gt;STR255TYPE&lt;/DataExtType&gt;</text:p>
      <text:p text:style-name="P15"><text:tab/><text:tab/><text:tab/><text:tab/>&lt;AssignToObject&gt;Company&lt;/AssignToObject&gt;</text:p>
      <text:p text:style-name="P15"><text:tab/><text:tab/><text:tab/>&lt;/DataExtDefRet&gt;</text:p>
      <text:p text:style-name="P15"><text:tab/><text:tab/><text:tab/>&lt;DataExtDefRet&gt;</text:p>
      <text:p text:style-name="P15"><text:tab/><text:tab/><text:tab/><text:tab/>&lt;OwnerID&gt;{90A44FB7-27F3-4815-AC85-166DA7E7D1EB}&lt;/OwnerID&gt;</text:p>
      <text:p text:style-name="P15"><text:tab/><text:tab/><text:tab/><text:tab/>&lt;DataExtName&gt;FileID&lt;/DataExtName&gt;</text:p>
      <text:p text:style-name="P15"><text:tab/><text:tab/><text:tab/><text:tab/>&lt;DataExtType&gt;STR255TYPE&lt;/DataExtType&gt;</text:p>
      <text:p text:style-name="P15"><text:tab/><text:tab/><text:tab/><text:tab/>&lt;AssignToObject&gt;Company&lt;/AssignToObject&gt;</text:p>
      <text:p text:style-name="P15"><text:tab/><text:tab/><text:tab/>&lt;/DataExtDefRet&gt;</text:p>
      <text:p text:style-name="P15"><text:tab/><text:tab/>&lt;/DataExtDefQueryRs&gt;</text:p>
      <text:p text:style-name="P15"><text:tab/>&lt;/QBXMLMsgsRs&gt;</text:p>
      <text:p text:style-name="P15">&lt;/QBXML&gt;</text:p>
      <text:p text:style-name="P15"/>
      <text:p text:style-name="P15">20150416.15:07:44 UTC<text:tab/>: QBWebConnector.SOAPWebService.findFileIDinQB() : Status message: Status OK </text:p>
      <text:p text:style-name="P15">20150416.15:07:44 UTC<text:tab/>: QBWebConnector.SOAPWebService.registerDataExtInQB() : Creating DataExtDef named AppLock assigned to Company object for the ownerID = {90A44FB7-27F3-4815-AC85-166DA7E7D1EB} </text:p>
      <text:p text:style-name="P15">20150416.15:07:44 UTC<text:tab/>: QBWebConnector.SOAPWebService.registerDataExtInQB() : XML dump follows: - &lt;?xml version="1.0"?&gt;</text:p>
      <text:p text:style-name="P15"><text:tab/>&lt;?qbxml version="13.0"?&gt;</text:p>
      <text:p text:style-name="P15"><text:tab/><text:tab/>&lt;QBXML&gt;</text:p>
      <text:p text:style-name="P15"><text:tab/><text:tab/><text:tab/>&lt;QBXMLMsgsRq onError="stopOnError"&gt;</text:p>
      <text:p text:style-name="P15"><text:tab/><text:tab/><text:tab/><text:tab/>&lt;DataExtDefAddRq requestID="1"&gt;</text:p>
      <text:p text:style-name="P15"><text:tab/><text:tab/><text:tab/><text:tab/><text:tab/>&lt;DataExtDefAdd&gt;</text:p>
      <text:p text:style-name="P15"><text:tab/><text:tab/><text:tab/><text:tab/><text:tab/><text:tab/>&lt;OwnerID&gt;{90A44FB7-27F3-4815-AC85-166DA7E7D1EB}&lt;/OwnerID&gt;</text:p>
      <text:p text:style-name="P15"><text:tab/><text:tab/><text:tab/><text:tab/><text:tab/><text:tab/>&lt;DataExtName&gt;AppLock&lt;/DataExtName&gt;</text:p>
      <text:p text:style-name="P15"><text:tab/><text:tab/><text:tab/><text:tab/><text:tab/><text:tab/>&lt;DataExtType&gt;STR255TYPE&lt;/DataExtType&gt;</text:p>
      <text:p text:style-name="P15"><text:tab/><text:tab/><text:tab/><text:tab/><text:tab/><text:tab/>&lt;AssignToObject&gt;Company&lt;/AssignToObject&gt;</text:p>
      <text:p text:style-name="P15"><text:tab/><text:tab/><text:tab/><text:tab/><text:tab/>&lt;/DataExtDefAdd&gt;</text:p>
      <text:p text:style-name="P15"><text:tab/><text:tab/><text:tab/><text:tab/>&lt;/DataExtDefAddRq&gt;</text:p>
      <text:p text:style-name="P15"><text:tab/><text:tab/><text:tab/>&lt;/QBXMLMsgsRq&gt;</text:p>
      <text:p text:style-name="P15"><text:tab/><text:tab/>&lt;/QBXML&gt; </text:p>
      <text:p text:style-name="P15"/>
      <text:p text:style-name="P15">20150416.15:07:44 UTC<text:tab/>: QBWebConnector.SOAPWebService.registerDataExtInQB() : XML dump follows: - &lt;?xml version="1.0" ?&gt;</text:p>
      <text:p text:style-name="P15">&lt;QBXML&gt;</text:p>
      <text:p text:style-name="P15"><text:tab/>&lt;QBXMLMsgsRs&gt;</text:p>
      <text:p text:style-name="P15"><text:tab/><text:tab/>&lt;DataExtDefAddRs requestID="1" statusCode="3100" statusSeverity="Error" statusMessage="The name &amp;quot;AppLock&amp;quot; of the list element is already in use." /&gt;</text:p>
      <text:p text:style-name="P15"><text:tab/>&lt;/QBXMLMsgsRs&gt;</text:p>
      <text:p text:style-name="P15">&lt;/QBXML&gt;</text:p>
      <text:p text:style-name="P15"/>
      <text:p text:style-name="P15">20150416.15:07:44 UTC<text:tab/>: QBWebConnector.SOAPWebService.registerDataExtInQB() : Data extension definition has been created in QuickBooks for owner id. </text:p>
      <text:p text:style-name="P15">20150416.15:07:44 UTC<text:tab/>: QBWebConnector.SOAPWebService.AddToQuickBooks() : Registered the AppLock to company file successfully. </text:p>
      <text:p text:style-name="P15">20150416.15:07:44 UTC<text:tab/>: QBWebConnector.SOAPWebService.findFileIDValueinQB() : Latest QBXML version supported = v13.0 20150416.15:07:44 UTC<text:tab/>: QBWebConnector.SOAPWebService.findFileIDValueinQB() : Querying QuickBooks for existance of owner/file id 20150416.15:07:44 UTC<text:tab/>: QBWebConnector.SOAPWebService.findFileIDValueinQB() : XML dump follows: - &lt;?xml version="1.0"?&gt;</text:p>
      <text:p text:style-name="P15">&lt;?qbxml version="13.0"?&gt;</text:p>
      <text:p text:style-name="P15">&lt;QBXML&gt;</text:p>
      <text:p text:style-name="P15"><text:tab/>&lt;QBXMLMsgsRq onError="stopOnError"&gt;</text:p>
      <text:p text:style-name="P15"><text:tab/><text:tab/>&lt;CompanyQueryRq requestID="1"&gt;</text:p>
      <text:p text:style-name="P15"><text:tab/><text:tab/><text:tab/>&lt;OwnerID&gt;{90A44FB7-27F3-4815-AC85-166DA7E7D1EB}&lt;/OwnerID&gt;</text:p>
      <text:p text:style-name="P15"><text:tab/><text:tab/>&lt;/CompanyQueryRq&gt;</text:p>
      <text:p text:style-name="P15"><text:tab/>&lt;/QBXMLMsgsRq&gt;</text:p>
      <text:p text:style-name="P15">&lt;/QBXML&gt; </text:p>
      <text:p text:style-name="P15"/>
      <text:p text:style-name="P15">20150416.15:07:44 UTC<text:tab/>: QBWebConnector.SOAPWebService.findFileIDValueinQB() : XML dump follows: - </text:p>
      <text:p text:style-name="P15">&lt;?xml version="1.0" ?&gt;</text:p>
      <text:p text:style-name="P15">&lt;QBXML&gt;</text:p>
      <text:p text:style-name="P15"><text:tab/>&lt;QBXMLMsgsRs&gt;</text:p>
      <text:p text:style-name="P15"><text:tab/><text:tab/>&lt;CompanyQueryRs requestID="1" statusCode="0" statusSeverity="Info" statusMessage="Status OK"&gt;</text:p>
      <text:p text:style-name="P15"><text:tab/><text:tab/><text:tab/>&lt;CompanyRet&gt;</text:p>
      <text:p text:style-name="P15"><text:tab/><text:tab/><text:tab/><text:tab/>&lt;IsSampleCompany&gt;false&lt;/IsSampleCompany&gt;</text:p>
      <text:p text:style-name="P15"><text:tab/><text:tab/><text:tab/><text:tab/>&lt;CompanyName&gt;Creationsite&lt;/CompanyName&gt;</text:p>
      <text:p text:style-name="P15"><text:tab/><text:tab/><text:tab/><text:tab/>&lt;LegalCompanyName&gt;Creationsite&lt;/LegalCompanyName&gt;</text:p>
      <text:p text:style-name="P15"><text:tab/><text:tab/><text:tab/><text:tab/>&lt;Address&gt;</text:p>
      <text:p text:style-name="P15"><text:tab/><text:tab/><text:tab/><text:tab/><text:tab/>&lt;City&gt;4628 SW 49th Ave&lt;/City&gt;</text:p>
      <text:p text:style-name="P15"><text:tab/><text:tab/><text:tab/><text:tab/><text:tab/>&lt;State&gt;OR&lt;/State&gt;</text:p>
      <text:p text:style-name="P15"><text:tab/><text:tab/><text:tab/><text:tab/><text:tab/>&lt;PostalCode&gt;97221&lt;/PostalCode&gt;</text:p>
      <text:p text:style-name="P15"><text:tab/><text:tab/><text:tab/><text:tab/><text:tab/>&lt;Country&gt;US&lt;/Country&gt;</text:p>
      <text:p text:style-name="P15"><text:tab/><text:tab/><text:tab/><text:tab/>&lt;/Address&gt;</text:p>
      <text:p text:style-name="P15"><text:tab/><text:tab/><text:tab/><text:tab/>&lt;AddressBlock&gt;</text:p>
      <text:p text:style-name="P15"><text:tab/><text:tab/><text:tab/><text:tab/><text:tab/>&lt;Addr1&gt;4628 SW 49th Ave&lt;/Addr1&gt;</text:p>
      <text:p text:style-name="P15"><text:tab/><text:tab/><text:tab/><text:tab/><text:tab/>&lt;Addr2&gt;OR 97221&lt;/Addr2&gt;</text:p>
      <text:p text:style-name="P15"><text:tab/><text:tab/><text:tab/><text:tab/>&lt;/AddressBlock&gt;</text:p>
      <text:p text:style-name="P15"><text:tab/><text:tab/><text:tab/><text:tab/>&lt;LegalAddress&gt;</text:p>
      <text:p text:style-name="P15"><text:tab/><text:tab/><text:tab/><text:tab/><text:tab/>&lt;Addr1&gt;4628 SW 49th Ave&lt;/Addr1&gt;</text:p>
      <text:p text:style-name="P15"><text:tab/><text:tab/><text:tab/><text:tab/><text:tab/>&lt;City&gt;Portland&lt;/City&gt;</text:p>
      <text:p text:style-name="P15"><text:tab/><text:tab/><text:tab/><text:tab/><text:tab/>&lt;State&gt;OR&lt;/State&gt;</text:p>
      <text:p text:style-name="P15"><text:tab/><text:tab/><text:tab/><text:tab/><text:tab/>&lt;PostalCode&gt;97221&lt;/PostalCode&gt;</text:p>
      <text:p text:style-name="P15"><text:tab/><text:tab/><text:tab/><text:tab/><text:tab/>&lt;Country&gt;US&lt;/Country&gt;</text:p>
      <text:p text:style-name="P15"><text:tab/><text:tab/><text:tab/><text:tab/>&lt;/LegalAddress&gt;</text:p>
      <text:p text:style-name="P15"><text:tab/><text:tab/><text:tab/><text:tab/>&lt;Phone&gt;9714000048&lt;/Phone&gt;</text:p>
      <text:p text:style-name="P15"><text:tab/><text:tab/><text:tab/><text:tab/>&lt;FirstMonthFiscalYear&gt;January&lt;/FirstMonthFiscalYear&gt;</text:p>
      <text:p text:style-name="P15"><text:tab/><text:tab/><text:tab/><text:tab/>&lt;FirstMonthIncomeTaxYear&gt;January&lt;/FirstMonthIncomeTaxYear&gt;</text:p>
      <text:p text:style-name="P15"><text:tab/><text:tab/><text:tab/><text:tab/>&lt;CompanyType&gt;InformationTechnologyComputersSoftware&lt;/CompanyType&gt;</text:p>
      <text:p text:style-name="P15"><text:tab/><text:tab/><text:tab/><text:tab/>&lt;TaxForm&gt;Form1065&lt;/TaxForm&gt;</text:p>
      <text:p text:style-name="P15"><text:tab/><text:tab/><text:tab/><text:tab/>&lt;SubscribedServices&gt;</text:p>
      <text:p text:style-name="P15"><text:tab/><text:tab/><text:tab/><text:tab/>&lt;Service&gt;</text:p>
      <text:p text:style-name="P15"><text:tab/><text:tab/><text:tab/><text:tab/><text:tab/>&lt;Name&gt;QuickBooks Online Banking&lt;/Name&gt;</text:p>
      <text:p text:style-name="P15"><text:tab/><text:tab/><text:tab/><text:tab/><text:tab/>&lt;Domain&gt;banking.qb&lt;/Domain&gt;</text:p>
      <text:p text:style-name="P15"><text:tab/><text:tab/><text:tab/><text:tab/><text:tab/>&lt;ServiceStatus&gt;Never&lt;/ServiceStatus&gt;</text:p>
      <text:p text:style-name="P15"><text:tab/><text:tab/><text:tab/><text:tab/>&lt;/Service&gt;</text:p>
      <text:p text:style-name="P15"><text:soft-page-break/><text:tab/><text:tab/><text:tab/><text:tab/>&lt;Service&gt;</text:p>
      <text:p text:style-name="P15"><text:tab/><text:tab/><text:tab/><text:tab/><text:tab/>&lt;Name&gt;QuickBooks Online Billing&lt;/Name&gt;</text:p>
      <text:p text:style-name="P15"><text:tab/><text:tab/><text:tab/><text:tab/><text:tab/>&lt;Domain&gt;billing.qb&lt;/Domain&gt;</text:p>
      <text:p text:style-name="P15"><text:tab/><text:tab/><text:tab/><text:tab/><text:tab/>&lt;ServiceStatus&gt;Never&lt;/ServiceStatus&gt;</text:p>
      <text:p text:style-name="P15"><text:tab/><text:tab/><text:tab/><text:tab/>&lt;/Service&gt;</text:p>
      <text:p text:style-name="P15"><text:tab/><text:tab/><text:tab/><text:tab/>&lt;Service&gt;</text:p>
      <text:p text:style-name="P15"><text:tab/><text:tab/><text:tab/><text:tab/><text:tab/>&lt;Name&gt;QuickBooks Online Billing Level 1 Service&lt;/Name&gt;</text:p>
      <text:p text:style-name="P15"><text:tab/><text:tab/><text:tab/><text:tab/><text:tab/>&lt;Domain&gt;qbob1.qbn&lt;/Domain&gt;</text:p>
      <text:p text:style-name="P15"><text:tab/><text:tab/><text:tab/><text:tab/><text:tab/>&lt;ServiceStatus&gt;Never&lt;/ServiceStatus&gt;</text:p>
      <text:p text:style-name="P15"><text:tab/><text:tab/><text:tab/><text:tab/>&lt;/Service&gt;</text:p>
      <text:p text:style-name="P15"><text:tab/><text:tab/><text:tab/><text:tab/>&lt;Service&gt;</text:p>
      <text:p text:style-name="P15"><text:tab/><text:tab/><text:tab/><text:tab/><text:tab/>&lt;Name&gt;QuickBooks Online Billing Level 2 Service&lt;/Name&gt;</text:p>
      <text:p text:style-name="P15"><text:tab/><text:tab/><text:tab/><text:tab/><text:tab/>&lt;Domain&gt;qbob2.qbn&lt;/Domain&gt;</text:p>
      <text:p text:style-name="P15"><text:tab/><text:tab/><text:tab/><text:tab/><text:tab/>&lt;ServiceStatus&gt;Never&lt;/ServiceStatus&gt;</text:p>
      <text:p text:style-name="P15"><text:tab/><text:tab/><text:tab/><text:tab/>&lt;/Service&gt;</text:p>
      <text:p text:style-name="P15"><text:tab/><text:tab/><text:tab/><text:tab/>&lt;Service&gt;</text:p>
      <text:p text:style-name="P15"><text:tab/><text:tab/><text:tab/><text:tab/><text:tab/>&lt;Name&gt;QuickBooks Online Billing Payment Service&lt;/Name&gt;<text:tab/><text:tab/><text:tab/><text:tab/><text:tab/><text:tab/><text:tab/><text:tab/><text:tab/>&lt;Domain&gt;qbobpay.qbn&lt;/Domain&gt;</text:p>
      <text:p text:style-name="P15"><text:tab/><text:tab/><text:tab/><text:tab/><text:tab/>&lt;ServiceStatus&gt;Never&lt;/ServiceStatus&gt;</text:p>
      <text:p text:style-name="P15"><text:tab/><text:tab/><text:tab/><text:tab/>&lt;/Service&gt;</text:p>
      <text:p text:style-name="P15"><text:tab/><text:tab/><text:tab/><text:tab/>&lt;Service&gt;</text:p>
      <text:p text:style-name="P15"><text:tab/><text:tab/><text:tab/><text:tab/><text:tab/>&lt;Name&gt;QuickBooks Bill Payment&lt;/Name&gt;</text:p>
      <text:p text:style-name="P15"><text:tab/><text:tab/><text:tab/><text:tab/><text:tab/>&lt;Domain&gt;billpay.qb&lt;/Domain&gt;</text:p>
      <text:p text:style-name="P15"><text:tab/><text:tab/><text:tab/><text:tab/><text:tab/>&lt;ServiceStatus&gt;Never&lt;/ServiceStatus&gt;</text:p>
      <text:p text:style-name="P15"><text:tab/><text:tab/><text:tab/><text:tab/>&lt;/Service&gt;</text:p>
      <text:p text:style-name="P15"><text:tab/><text:tab/><text:tab/><text:tab/>&lt;Service&gt;</text:p>
      <text:p text:style-name="P15"><text:tab/><text:tab/><text:tab/><text:tab/><text:tab/>&lt;Name&gt;QuickBooks Online Billing Paper Mailing Service&lt;/Name&gt;</text:p>
      <text:p text:style-name="P15"><text:tab/><text:tab/><text:tab/><text:tab/><text:tab/>&lt;Domain&gt;qbobpaper.qbn&lt;/Domain&gt;</text:p>
      <text:p text:style-name="P15"><text:tab/><text:tab/><text:tab/><text:tab/><text:tab/>&lt;ServiceStatus&gt;Never&lt;/ServiceStatus&gt;</text:p>
      <text:p text:style-name="P15"><text:tab/><text:tab/><text:tab/><text:tab/>&lt;/Service&gt;</text:p>
      <text:p text:style-name="P15"><text:tab/><text:tab/><text:tab/><text:tab/>&lt;Service&gt;</text:p>
      <text:p text:style-name="P15"><text:tab/><text:tab/><text:tab/><text:tab/><text:tab/>&lt;Name&gt;QuickBooks Payroll Service&lt;/Name&gt;</text:p>
      <text:p text:style-name="P15"><text:tab/><text:tab/><text:tab/><text:tab/><text:tab/>&lt;Domain&gt;payroll.qb&lt;/Domain&gt;</text:p>
      <text:p text:style-name="P15"><text:tab/><text:tab/><text:tab/><text:tab/><text:tab/>&lt;ServiceStatus&gt;Never&lt;/ServiceStatus&gt;</text:p>
      <text:p text:style-name="P15"><text:tab/><text:tab/><text:tab/><text:tab/>&lt;/Service&gt;</text:p>
      <text:p text:style-name="P15"><text:tab/><text:tab/><text:tab/><text:tab/>&lt;Service&gt;</text:p>
      <text:p text:style-name="P15"><text:tab/><text:tab/><text:tab/><text:tab/><text:tab/>&lt;Name&gt;QuickBooks Basic Payroll Service&lt;/Name&gt;</text:p>
      <text:p text:style-name="P15"><text:tab/><text:tab/><text:tab/><text:tab/><text:tab/>&lt;Domain&gt;payrollbsc.qb&lt;/Domain&gt;</text:p>
      <text:p text:style-name="P15"><text:tab/><text:tab/><text:tab/><text:tab/><text:tab/>&lt;ServiceStatus&gt;Never&lt;/ServiceStatus&gt;</text:p>
      <text:p text:style-name="P15"><text:tab/><text:tab/><text:tab/><text:tab/>&lt;/Service&gt;</text:p>
      <text:p text:style-name="P15"><text:tab/><text:tab/><text:tab/><text:tab/>&lt;Service&gt;</text:p>
      <text:p text:style-name="P15"><text:tab/><text:tab/><text:tab/><text:tab/><text:tab/>&lt;Name&gt;QuickBooks Basic Disk Payroll Service&lt;/Name&gt;</text:p>
      <text:p text:style-name="P15"><text:tab/><text:tab/><text:tab/><text:tab/><text:tab/>&lt;Domain&gt;payrollbscdisk.qb&lt;/Domain&gt;</text:p>
      <text:p text:style-name="P15"><text:tab/><text:tab/><text:tab/><text:tab/><text:tab/>&lt;ServiceStatus&gt;Never&lt;/ServiceStatus&gt;</text:p>
      <text:p text:style-name="P15"><text:tab/><text:tab/><text:tab/><text:tab/>&lt;/Service&gt;</text:p>
      <text:p text:style-name="P15"><text:tab/><text:tab/><text:tab/><text:tab/>&lt;Service&gt;</text:p>
      <text:p text:style-name="P15"><text:tab/><text:tab/><text:tab/><text:tab/><text:tab/>&lt;Name&gt;QuickBooks Deluxe Payroll Service&lt;/Name&gt;</text:p>
      <text:p text:style-name="P15"><text:tab/><text:tab/><text:tab/><text:tab/><text:tab/>&lt;Domain&gt;payrolldlx.qb&lt;/Domain&gt;</text:p>
      <text:p text:style-name="P15"><text:tab/><text:tab/><text:tab/><text:tab/><text:tab/>&lt;ServiceStatus&gt;Never&lt;/ServiceStatus&gt;</text:p>
      <text:p text:style-name="P15"><text:tab/><text:tab/><text:tab/><text:tab/>&lt;/Service&gt;</text:p>
      <text:p text:style-name="P15"><text:tab/><text:tab/><text:tab/><text:tab/>&lt;Service&gt;</text:p>
      <text:p text:style-name="P15"><text:tab/><text:tab/><text:tab/><text:tab/><text:tab/>&lt;Name&gt;QuickBooks Premier Payroll Service&lt;/Name&gt;</text:p>
      <text:p text:style-name="P15"><text:tab/><text:tab/><text:tab/><text:tab/><text:tab/>&lt;Domain&gt;payrollprm.qb&lt;/Domain&gt;</text:p>
      <text:p text:style-name="P15"><text:tab/><text:tab/><text:tab/><text:tab/><text:tab/>&lt;ServiceStatus&gt;Never&lt;/ServiceStatus&gt;</text:p>
      <text:p text:style-name="P15"><text:tab/><text:tab/><text:tab/><text:tab/>&lt;/Service&gt;</text:p>
      <text:p text:style-name="P15"><text:tab/><text:tab/><text:tab/><text:tab/>&lt;Service&gt;</text:p>
      <text:p text:style-name="P15"><text:tab/><text:tab/><text:tab/><text:tab/><text:tab/>&lt;Name&gt;Basic Plus Federal&lt;/Name&gt;</text:p>
      <text:p text:style-name="P15"><text:tab/><text:tab/><text:tab/><text:tab/><text:tab/>&lt;Domain&gt;basic_plus_fed.qb&lt;/Domain&gt;</text:p>
      <text:p text:style-name="P15"><text:tab/><text:tab/><text:tab/><text:tab/><text:tab/>&lt;ServiceStatus&gt;Never&lt;/ServiceStatus&gt;</text:p>
      <text:p text:style-name="P15"><text:tab/><text:tab/><text:tab/><text:tab/>&lt;/Service&gt;</text:p>
      <text:p text:style-name="P15"><text:tab/><text:tab/><text:tab/><text:tab/>&lt;Service&gt;</text:p>
      <text:p text:style-name="P15"><text:tab/><text:tab/><text:tab/><text:tab/><text:tab/>&lt;Name&gt;Basic Plus Federal and State&lt;/Name&gt;</text:p>
      <text:p text:style-name="P15"><text:tab/><text:tab/><text:tab/><text:tab/><text:tab/>&lt;Domain&gt;basic_plus_fed_state.qb&lt;/Domain&gt;</text:p>
      <text:p text:style-name="P15"><text:tab/><text:tab/><text:tab/><text:tab/><text:tab/>&lt;ServiceStatus&gt;Never&lt;/ServiceStatus&gt;</text:p>
      <text:p text:style-name="P15"><text:tab/><text:tab/><text:tab/><text:tab/>&lt;/Service&gt;</text:p>
      <text:p text:style-name="P15"><text:tab/><text:tab/><text:tab/><text:tab/>&lt;Service&gt;</text:p>
      <text:p text:style-name="P15"><text:tab/><text:tab/><text:tab/><text:tab/><text:tab/>&lt;Name&gt;Basic Plus Direct Deposit&lt;/Name&gt;</text:p>
      <text:p text:style-name="P15"><text:tab/><text:tab/><text:tab/><text:tab/><text:tab/>&lt;Domain&gt;basic_plus_dd.qb&lt;/Domain&gt;</text:p>
      <text:p text:style-name="P15"><text:tab/><text:tab/><text:tab/><text:tab/><text:tab/>&lt;ServiceStatus&gt;Never&lt;/ServiceStatus&gt;</text:p>
      <text:p text:style-name="P15"><text:tab/><text:tab/><text:tab/><text:tab/>&lt;/Service&gt;</text:p>
      <text:p text:style-name="P15"><text:tab/><text:tab/><text:tab/><text:tab/>&lt;Service&gt;</text:p>
      <text:p text:style-name="P15"><text:tab/><text:tab/><text:tab/><text:tab/><text:tab/>&lt;Name&gt;Merchant Account Service&lt;/Name&gt;</text:p>
      <text:p text:style-name="P15"><text:tab/><text:tab/><text:tab/><text:tab/><text:tab/>&lt;Domain&gt;mas.qbn&lt;/Domain&gt;</text:p>
      <text:p text:style-name="P15"><text:tab/><text:tab/><text:tab/><text:tab/><text:tab/>&lt;ServiceStatus&gt;Never&lt;/ServiceStatus&gt;</text:p>
      <text:p text:style-name="P15"><text:tab/><text:tab/><text:tab/><text:tab/>&lt;/Service&gt;</text:p>
      <text:p text:style-name="P15"><text:tab/><text:tab/><text:tab/><text:tab/>&lt;/SubscribedServices&gt;</text:p>
      <text:p text:style-name="P15"><text:tab/><text:tab/><text:tab/><text:tab/>&lt;AccountantCopy&gt;</text:p>
      <text:p text:style-name="P15"><text:tab/><text:tab/><text:tab/><text:tab/><text:tab/>&lt;AccountantCopyExists&gt;false&lt;/AccountantCopyExists&gt;</text:p>
      <text:p text:style-name="P15"><text:tab/><text:tab/><text:tab/><text:tab/>&lt;/AccountantCopy&gt;</text:p>
      <text:p text:style-name="P15"><text:tab/><text:tab/><text:tab/><text:tab/>&lt;DataExtRet&gt;</text:p>
      <text:p text:style-name="P15"><text:tab/><text:tab/><text:tab/><text:tab/><text:tab/>&lt;OwnerID&gt;{90A44FB7-27F3-4815-AC85-166DA7E7D1EB}&lt;/OwnerID&gt;</text:p>
      <text:p text:style-name="P15"><text:tab/><text:tab/><text:tab/><text:tab/><text:tab/>&lt;DataExtName&gt;AppLock&lt;/DataExtName&gt;</text:p>
      <text:p text:style-name="P15"><text:tab/><text:tab/><text:tab/><text:tab/><text:tab/>&lt;DataExtType&gt;STR255TYPE&lt;/DataExtType&gt;</text:p>
      <text:p text:style-name="P15"><text:tab/><text:tab/><text:tab/><text:tab/><text:tab/>&lt;DataExtValue&gt;UNLOCKED:BILLFROWINED881&lt;/DataExtValue&gt;</text:p>
      <text:p text:style-name="P15"><text:tab/><text:tab/><text:tab/><text:tab/>&lt;/DataExtRet&gt;</text:p>
      <text:p text:style-name="P15"><text:tab/><text:tab/><text:tab/>&lt;/CompanyRet&gt;</text:p>
      <text:p text:style-name="P15"><text:tab/><text:tab/>&lt;/CompanyQueryRs&gt;</text:p>
      <text:p text:style-name="P15"><text:tab/>&lt;/QBXMLMsgsRs&gt;</text:p>
      <text:p text:style-name="P15">&lt;/QBXML&gt;</text:p>
      <text:p text:style-name="P15"/>
      <text:p text:style-name="P15">20150416.15:07:44 UTC<text:tab/>: QBWebConnector.SOAPWebService.enterDataExtValueInQB() : XML dump follows: - &lt;?xml version="1.0"?&gt;</text:p>
      <text:p text:style-name="P15">&lt;?qbxml version="13.0"?&gt;</text:p>
      <text:p text:style-name="P15">&lt;QBXML&gt;</text:p>
      <text:p text:style-name="P15"><text:tab/>&lt;QBXMLMsgsRq onError="stopOnError"&gt;</text:p>
      <text:p text:style-name="P15"><text:tab/><text:tab/>&lt;DataExtAddRq requestID="1"&gt;</text:p>
      <text:p text:style-name="P15"><text:tab/><text:tab/><text:tab/>&lt;DataExtAdd&gt;</text:p>
      <text:p text:style-name="P15"><text:tab/><text:tab/><text:tab/><text:tab/>&lt;OwnerID&gt;{90A44FB7-27F3-4815-AC85-166DA7E7D1EB}&lt;/OwnerID&gt;</text:p>
      <text:p text:style-name="P15"><text:tab/><text:tab/><text:tab/><text:tab/>&lt;DataExtName&gt;FileID&lt;/DataExtName&gt;</text:p>
      <text:p text:style-name="P15"><text:tab/><text:tab/><text:tab/><text:tab/>&lt;OtherDataExtType&gt;Company&lt;/OtherDataExtType&gt;</text:p>
      <text:p text:style-name="P15"><text:tab/><text:tab/><text:tab/><text:tab/>&lt;DataExtValue&gt;{67F3C9B6-86F1-4FBB-B1FF-966DE1813D20}&lt;/DataExtValue&gt;</text:p>
      <text:p text:style-name="P15"><text:tab/><text:tab/><text:tab/>&lt;/DataExtAdd&gt;</text:p>
      <text:p text:style-name="P15"><text:tab/><text:tab/>&lt;/DataExtAddRq&gt;</text:p>
      <text:p text:style-name="P15"><text:tab/>&lt;/QBXMLMsgsRq&gt;</text:p>
      <text:p text:style-name="P15">&lt;/QBXML&gt; </text:p>
      <text:p text:style-name="P15"><text:soft-page-break/></text:p>
      <text:p text:style-name="P15">20150416.15:07:44 UTC<text:tab/>: QBWebConnector.SOAPWebService.enterDataExtValueInQB() : XML dump follows: - &lt;?xml version="1.0" ?&gt;</text:p>
      <text:p text:style-name="P15">&lt;QBXML&gt;</text:p>
      <text:p text:style-name="P15"><text:tab/>&lt;QBXMLMsgsRs&gt;</text:p>
      <text:p text:style-name="P15"><text:tab/><text:tab/>&lt;DataExtAddRs requestID="1" statusCode="0" statusSeverity="Info" statusMessage="Status OK"&gt;</text:p>
      <text:p text:style-name="P15"><text:tab/><text:tab/><text:tab/>&lt;DataExtRet&gt;</text:p>
      <text:p text:style-name="P15"><text:tab/><text:tab/><text:tab/><text:tab/>&lt;OwnerID&gt;{90A44FB7-27F3-4815-AC85-166DA7E7D1EB}&lt;/OwnerID&gt;</text:p>
      <text:p text:style-name="P15"><text:tab/><text:tab/><text:tab/><text:tab/>&lt;DataExtName&gt;FileID&lt;/DataExtName&gt;</text:p>
      <text:p text:style-name="P15"><text:tab/><text:tab/><text:tab/><text:tab/>&lt;DataExtType&gt;STR255TYPE&lt;/DataExtType&gt;</text:p>
      <text:p text:style-name="P15"><text:tab/><text:tab/><text:tab/><text:tab/>&lt;DataExtValue&gt;{67F3C9B6-86F1-4FBB-B1FF-966DE1813D20}&lt;/DataExtValue&gt;</text:p>
      <text:p text:style-name="P15"><text:tab/><text:tab/><text:tab/>&lt;/DataExtRet&gt;</text:p>
      <text:p text:style-name="P15"><text:tab/><text:tab/>&lt;/DataExtAddRs&gt;</text:p>
      <text:p text:style-name="P15"><text:tab/>&lt;/QBXMLMsgsRs&gt;</text:p>
      <text:p text:style-name="P15">&lt;/QBXML&gt;</text:p>
      <text:p text:style-name="P15"/>
      <text:p text:style-name="P15">20150416.15:07:44 UTC<text:tab/>: QBWebConnector.SOAPWebService.enterDataExtValueInQB() : Data extension value has been created in QuickBooks for FileID </text:p>
      <text:p text:style-name="P15">20150416.15:07:44 UTC<text:tab/>: QBWebConnector.CompanyFileLock.Send_DataExtDefAddRqXML() : XML dump follows: - &lt;?xml version="1.0"?&gt;</text:p>
      <text:p text:style-name="P15">&lt;?qbxml version="13.0"?&gt;</text:p>
      <text:p text:style-name="P15">&lt;QBXML&gt;</text:p>
      <text:p text:style-name="P15"><text:tab/>&lt;QBXMLMsgsRq onError="stopOnError"&gt;</text:p>
      <text:p text:style-name="P15"><text:tab/><text:tab/>&lt;DataExtDefAddRq requestID="1"&gt;</text:p>
      <text:p text:style-name="P15"><text:tab/><text:tab/><text:tab/>&lt;DataExtDefAdd&gt;</text:p>
      <text:p text:style-name="P15"><text:tab/><text:tab/><text:tab/><text:tab/>&lt;OwnerID&gt;{90A44FB7-27F3-4815-AC85-166DA7E7D1EB}&lt;/OwnerID&gt;</text:p>
      <text:p text:style-name="P15"><text:tab/><text:tab/><text:tab/><text:tab/>&lt;DataExtName&gt;AppLock&lt;/DataExtName&gt;</text:p>
      <text:p text:style-name="P15"><text:tab/><text:tab/><text:tab/><text:tab/>&lt;DataExtType&gt;STR255TYPE&lt;/DataExtType&gt;</text:p>
      <text:p text:style-name="P15"><text:tab/><text:tab/><text:tab/><text:tab/>&lt;AssignToObject&gt;Company&lt;/AssignToObject&gt;</text:p>
      <text:p text:style-name="P15"><text:tab/><text:tab/><text:tab/>&lt;/DataExtDefAdd&gt;</text:p>
      <text:p text:style-name="P15"><text:tab/><text:tab/>&lt;/DataExtDefAddRq&gt;</text:p>
      <text:p text:style-name="P15"><text:tab/>&lt;/QBXMLMsgsRq&gt;</text:p>
      <text:p text:style-name="P15">&lt;/QBXML&gt; </text:p>
      <text:p text:style-name="P15"/>
      <text:p text:style-name="P15">20150416.15:07:44 UTC<text:tab/>: QBWebConnector.CompanyFileLock.Send_DataExtDefAddRqXML() : XML dump follows: - &lt;?xml version="1.0" ?&gt;</text:p>
      <text:p text:style-name="P15">&lt;QBXML&gt;</text:p>
      <text:p text:style-name="P15"><text:tab/>&lt;QBXMLMsgsRs&gt;</text:p>
      <text:p text:style-name="P15"><text:tab/><text:tab/>&lt;DataExtDefAddRs requestID="1" statusCode="3100" statusSeverity="Error" statusMessage="The name &amp;quot;AppLock&amp;quot; of the list element is already in use." /&gt;</text:p>
      <text:p text:style-name="P15"><text:tab/>&lt;/QBXMLMsgsRs&gt;</text:p>
      <text:p text:style-name="P15">&lt;/QBXML&gt;</text:p>
      <text:p text:style-name="P15"/>
      <text:p text:style-name="P15">20150416.15:07:44 UTC<text:tab/>: QBWebConnector.CompanyFileLock.Send_DataExtAddRqXML() : XML dump follows: - &lt;?xml version="1.0"?&gt;</text:p>
      <text:p text:style-name="P15">&lt;?qbxml version="13.0"?&gt;</text:p>
      <text:p text:style-name="P15">&lt;QBXML&gt;</text:p>
      <text:p text:style-name="P15"><text:tab/>&lt;QBXMLMsgsRq onError="stopOnError"&gt;</text:p>
      <text:p text:style-name="P15"><text:tab/><text:tab/>&lt;DataExtAddRq requestID="1"&gt;</text:p>
      <text:p text:style-name="P15"><text:tab/><text:tab/><text:tab/>&lt;DataExtAdd&gt;</text:p>
      <text:p text:style-name="P15"><text:tab/><text:tab/><text:tab/><text:tab/>&lt;OwnerID&gt;{90A44FB7-27F3-4815-AC85-166DA7E7D1EB}&lt;/OwnerID&gt;</text:p>
      <text:p text:style-name="P15"><text:tab/><text:tab/><text:tab/><text:tab/>&lt;DataExtName&gt;AppLock&lt;/DataExtName&gt;<text:tab/><text:tab/></text:p>
      <text:p text:style-name="P15"><text:tab/><text:tab/><text:tab/><text:tab/>&lt;OtherDataExtType&gt;Company&lt;/OtherDataExtType&gt;</text:p>
      <text:p text:style-name="P15"><text:tab/><text:tab/><text:tab/><text:tab/>&lt;DataExtValue&gt;UNLOCKED:BILLFROWINED881&lt;/DataExtValue&gt;</text:p>
      <text:p text:style-name="P15"><text:tab/><text:tab/><text:tab/>&lt;/DataExtAdd&gt;</text:p>
      <text:p text:style-name="P15"><text:tab/><text:tab/>&lt;/DataExtAddRq&gt;</text:p>
      <text:p text:style-name="P15"><text:tab/>&lt;/QBXMLMsgsRq&gt;</text:p>
      <text:p text:style-name="P15">&lt;/QBXML&gt; </text:p>
      <text:p text:style-name="P15"/>
      <text:p text:style-name="P15">20150416.15:07:44 UTC<text:tab/>: QBWebConnector.CompanyFileLock.Send_DataExtAddRqXML() : XML dump follows: - &lt;?xml version="1.0" ?&gt;</text:p>
      <text:p text:style-name="P15">&lt;QBXML&gt;</text:p>
      <text:p text:style-name="P15"><text:tab/>&lt;QBXMLMsgsRs&gt;</text:p>
      <text:p text:style-name="P15"><text:tab/><text:tab/>&lt;DataExtAddRs requestID="1" statusCode="3180" statusSeverity="Error" statusMessage="There was an error when saving a data extension named &amp;quot;AppLock&amp;quot;. <text:s/>QuickBooks error message: Attribute with specified name already exists." /&gt;</text:p>
      <text:p text:style-name="P15"><text:tab/>&lt;/QBXMLMsgsRs&gt;</text:p>
      <text:p text:style-name="P15">&lt;/QBXML&gt;</text:p>
      <text:p text:style-name="P15"/>
      <text:p text:style-name="P15">20150416.15:07:44 UTC<text:tab/>: QBWebConnector.SOAPWebService.AddToQuickBooks() : Application QuickBooks Integrator Business 360 has been added to QuickBooks. </text:p>
      <text:p text:style-name="P15">20150416.15:07:44 UTC<text:tab/>: QBWebConnector.SOAPWebService.DisconnectFromQB() : Session ended and connection closed </text:p>
      <text:p text:style-name="P15">20150416.15:07:50 UTC<text:tab/>: gridControl1_CheckBoxClicked() : Scheduling has been disabled for QuickBooks Integrator Business 360 </text:p>
      <text:p text:style-name="P3"/>
      <text:p text:style-name="P3"/>
      <text:p text:style-name="P6">At this point there is </text:p>
      <text:p text:style-name="P6">One record within the quickbooks_user table. <text:s/>The values within this table reflect the parameters within the .qwc file as well as the password.</text:p>
      <text:p text:style-name="P11">business360quickbooks<text:tab/>63dbae93fd428318ad3a73be3bcad17250b09825<text:tab/><text:tab/>0<text:tab/>0<text:tab/>e<text:tab/>2015-04-16 08:37:35<text:tab/>2015-04-16 08:37:35</text:p>
      <text:p text:style-name="P8"/>
      <text:p text:style-name="P8"/>
      <text:p text:style-name="P8"/>
      <text:p text:style-name="P8">20150416.16:08:13 UTC<text:tab/>: QBWebConnector.WebServiceManager.DoUpdateSelected() : updateWS() for application = 'QuickBooks Integrator Business 360' has STARTED</text:p>
      <text:p text:style-name="P8">20150416.16:08:13 UTC<text:tab/>: QBWebConnector.RegistryManager.getUpdateLock() : HKEY_CURRENT_USER\Software\Intuit\QBWebConnector\UpdateLock = FALSE</text:p>
      <text:p text:style-name="P8">20150416.16:08:13 UTC<text:tab/>: QBWebConnector.RegistryManager.setUpdateLock() : HKEY_CURRENT_USER\Software\Intuit\QBWebConnector\UpdateLock has been set to True</text:p>
      <text:p text:style-name="P8">20150416.16:08:13 UTC<text:tab/>: QBWebConnector.RegistryManager.setUpdateLock() : ********************* Update session locked *********************</text:p>
      <text:p text:style-name="P8">20150416.16:08:13 UTC<text:tab/>: QBWebConnector.SOAPWebService.instantiateWebService() : Initiated connection to the following application.</text:p>
      <text:p text:style-name="P8">20150416.16:08:13 UTC<text:tab/>: QBWebConnector.SOAPWebService.instantiateWebService() : AppName: QuickBooks Integrator Business 360</text:p>
      <text:p text:style-name="P8">20150416.16:08:13 UTC<text:tab/>: QBWebConnector.SOAPWebService.instantiateWebService() : AppUniqueName (if available): QuickBooks Integrator Business 360</text:p>
      <text:p text:style-name="P8">20150416.16:08:13 UTC<text:tab/>: QBWebConnector.SOAPWebService.instantiateWebService() : AppURL: https://creationsite.my360e.com/quickbooks/quickbooks_web_connector</text:p>
      <text:p text:style-name="P8">20150416.16:08:13 UTC<text:tab/>: QBWebConnector.SOAPWebService.do_serverVersion() : *** Calling serverVersion().</text:p>
      <text:p text:style-name="P8">20150416.16:08:14 UTC<text:tab/>: QBWebConnector.SOAPWebService.do_serverVersion() : XML dump follows: -</text:p>
      <text:p text:style-name="P8"/>
      <text:p text:style-name="P8">Actual error received from web service for serverVersion call: &lt;Client found response content type of 'text/plain; charset=UTF-8', but expected 'text/xml'.</text:p>
      <text:p text:style-name="P8">The request failed with the error message:</text:p>
      <text:p text:style-name="P8">--</text:p>
      <text:p text:style-name="P8">&lt;?xml version="1.0" encoding="UTF-8"?&gt;</text:p>
      <text:p text:style-name="P8"><text:tab/><text:tab/><text:tab/>&lt;SOAP-ENV:Envelope xmlns:SOAP-ENV="http://schemas.xmlsoap.org/soap/envelope/" </text:p>
      <text:p text:style-name="P8"><text:tab/><text:tab/><text:tab/> xmlns:ns1="http://developer.intuit.com/"&gt;</text:p>
      <text:p text:style-name="P8"><text:tab/><text:tab/><text:tab/><text:tab/>&lt;SOAP-ENV:Body&gt;&lt;ns1:serverVersionResponse&gt;&lt;ns1:serverVersionResult&gt;PHP QuickBooks SOAP Server v2.0 at /quickbooks/quickbooks_web_connector&lt;/ns1:serverVersionResult&gt;&lt;/ns1:serverVersionResponse&gt;</text:p>
      <text:p text:style-name="P8"><text:tab/><text:tab/><text:tab/>&lt;/SOAP-ENV:Body&gt;</text:p>
      <text:p text:style-name="P8"><text:tab/><text:tab/><text:tab/>&lt;/SOAP-ENV:Envelope&gt;&lt;?xml version="1.0" encoding="UTF-8"?&gt;</text:p>
      <text:p text:style-name="P8"><text:tab/><text:tab/><text:tab/>&lt;SOAP-ENV:Envelope xmlns:SOAP-ENV="http://schemas.xmlsoap.org/soap/envelope/" </text:p>
      <text:p text:style-name="P8"><text:tab/><text:tab/><text:tab/> xmlns:ns1="http://developer.intuit.com/"&gt;</text:p>
      <text:p text:style-name="P8"><text:tab/><text:tab/><text:tab/><text:tab/>&lt;SOAP-ENV:Body&gt;&lt;ns1:serverVersionResponse&gt;&lt;ns1:serverVersionResult&gt;PHP QuickBooks SOAP Server v2.0 at /quickbooks/quickbooks_web_connector&lt;/ns1:serverVersionResult&gt;&lt;/ns1:serverVersionResponse&gt;</text:p>
      <text:p text:style-name="P8"><text:tab/><text:tab/><text:tab/>&lt;/SOAP-ENV:Body&gt;</text:p>
      <text:p text:style-name="P8"><text:tab/><text:tab/><text:tab/>&lt;/SOAP-ENV:Envelope&gt;</text:p>
      <text:p text:style-name="P8">--.&gt;. For backward compatibility of all webservers, QBWC will catch all errors under app-not-supporting-serverVersion.</text:p>
      <text:p text:style-name="P8"><text:soft-page-break/></text:p>
      <text:p text:style-name="P8">20150416.16:08:14 UTC<text:tab/>: QBWebConnector.SOAPWebService.do_serverVersion() : This application does not contain support for serverVersion. Allowing update operation for backward compatibility.</text:p>
      <text:p text:style-name="P8">20150416.16:08:14 UTC<text:tab/>: QBWebConnector.SOAPWebService.do_clientVersion() : *** Calling clientVersion() with following parameter:&lt;productVersion="2.1.0.30"&gt;</text:p>
      <text:p text:style-name="P8">20150416.16:08:15 UTC<text:tab/>: QBWebConnector.SOAPWebService.updateWS() : XML dump follows: -</text:p>
      <text:p text:style-name="P8"/>
      <text:p text:style-name="P9">Actual error received from web service for clientVersion call: &lt;Client found response content type of 'text/plain; charset=UTF-8', but expected 'text/xml'.</text:p>
      <text:p text:style-name="P9">The request failed with the error message:</text:p>
      <text:p text:style-name="P8">--</text:p>
      <text:p text:style-name="P8">&lt;?xml version="1.0" encoding="UTF-8"?&gt;</text:p>
      <text:p text:style-name="P8"><text:tab/><text:tab/><text:tab/>&lt;SOAP-ENV:Envelope xmlns:SOAP-ENV="http://schemas.xmlsoap.org/soap/envelope/" </text:p>
      <text:p text:style-name="P8"><text:tab/><text:tab/><text:tab/> xmlns:ns1="http://developer.intuit.com/"&gt;</text:p>
      <text:p text:style-name="P8"><text:tab/><text:tab/><text:tab/><text:tab/>&lt;SOAP-ENV:Body&gt;&lt;ns1:clientVersionResponse&gt;&lt;ns1:clientVersionResult&gt;&lt;/ns1:clientVersionResult&gt;&lt;/ns1:clientVersionResponse&gt;</text:p>
      <text:p text:style-name="P8"><text:tab/><text:tab/><text:tab/>&lt;/SOAP-ENV:Body&gt;</text:p>
      <text:p text:style-name="P8"><text:tab/><text:tab/><text:tab/>&lt;/SOAP-ENV:Envelope&gt;&lt;?xml version="1.0" encoding="UTF-8"?&gt;</text:p>
      <text:p text:style-name="P8"><text:tab/><text:tab/><text:tab/>&lt;SOAP-ENV:Envelope xmlns:SOAP-ENV="http://schemas.xmlsoap.org/soap/envelope/" </text:p>
      <text:p text:style-name="P8"><text:tab/><text:tab/><text:tab/> xmlns:ns1="http://developer.intuit.com/"&gt;</text:p>
      <text:p text:style-name="P8"><text:tab/><text:tab/><text:tab/><text:tab/>&lt;SOAP-ENV:Body&gt;&lt;ns1:clientVersionResponse&gt;&lt;ns1:clientVersionResult&gt;&lt;/ns1:clientVersionResult&gt;&lt;/ns1:clientVersionResponse&gt;</text:p>
      <text:p text:style-name="P8"><text:tab/><text:tab/><text:tab/>&lt;/SOAP-ENV:Body&gt;</text:p>
      <text:p text:style-name="P8"><text:tab/><text:tab/><text:tab/>&lt;/SOAP-ENV:Envelope&gt;</text:p>
      <text:p text:style-name="P8">--.&gt;. For backward compatibility of all webservers, QBWC will catch all errors under app-not-supporting-clientVersion.</text:p>
      <text:p text:style-name="P8"/>
      <text:p text:style-name="P8">20150416.16:08:15 UTC<text:tab/>: QBWebConnector.SOAPWebService.do_clientVersion() : This application does not contain support for clientVersion. Allowing update operation for backward compatibility.</text:p>
      <text:p text:style-name="P8">20150416.16:08:15 UTC<text:tab/>: QBWebConnector.SOAPWebService.do_authenticate() : Authenticating to application 'QuickBooks Integrator Business 360', username = 'business360quickbooks'</text:p>
      <text:p text:style-name="P8">20150416.16:08:15 UTC<text:tab/>: QBWebConnector.SOAPWebService.do_authenticate() : *** Calling authenticate() with following parameters:&lt;userName="business360quickbooks"&gt;&lt;password=&lt;MaskedForSecurity&gt;</text:p>
      <text:p text:style-name="P8">20150416.16:08:15 UTC<text:tab/>: QBWebConnector.SOAPWebService.do_authenticate() : XML dump follows: -</text:p>
      <text:p text:style-name="P8"/>
      <text:p text:style-name="P8">QBWC1012: Authentication failed due to following error message.</text:p>
      <text:p text:style-name="P8">Client found response content type of 'text/plain; charset=UTF-8', but expected 'text/xml'.</text:p>
      <text:p text:style-name="P8">The request failed with the error message:</text:p>
      <text:p text:style-name="P8">--</text:p>
      <text:p text:style-name="P8">&lt;?xml version="1.0" encoding="UTF-8"?&gt;</text:p>
      <text:p text:style-name="P8"><text:tab/><text:tab/><text:tab/>&lt;SOAP-ENV:Envelope xmlns:SOAP-ENV="http://schemas.xmlsoap.org/soap/envelope/" </text:p>
      <text:p text:style-name="P8"><text:tab/><text:tab/><text:tab/> xmlns:ns1="http://developer.intuit.com/"&gt;</text:p>
      <text:p text:style-name="P8"><text:tab/><text:tab/><text:tab/><text:tab/>&lt;SOAP-ENV:Body&gt;&lt;ns1:authenticateResponse&gt;&lt;ns1:authenticateResult&gt;&lt;ns1:string&gt;&lt;/ns1:string&gt;</text:p>
      <text:p text:style-name="P8">&lt;ns1:string&gt;nvu&lt;/ns1:string&gt;</text:p>
      <text:p text:style-name="P8">&lt;/ns1:authenticateResult&gt;&lt;/ns1:authenticateResponse&gt;</text:p>
      <text:p text:style-name="P8"><text:tab/><text:tab/><text:tab/>&lt;/SOAP-ENV:Body&gt;</text:p>
      <text:p text:style-name="P8"><text:tab/><text:tab/><text:tab/>&lt;/SOAP-ENV:Envelope&gt;&lt;?xml version="1.0" encoding="UTF-8"?&gt;</text:p>
      <text:p text:style-name="P8"><text:tab/><text:tab/><text:tab/>&lt;SOAP-ENV:Envelope xmlns:SOAP-ENV="http://schemas.xmlsoap.org/soap/envelope/" </text:p>
      <text:p text:style-name="P8"><text:tab/><text:tab/><text:tab/> xmlns:ns1="http://developer.intuit.com/"&gt;</text:p>
      <text:p text:style-name="P8"><text:tab/><text:tab/><text:tab/><text:tab/>&lt;SOAP-ENV:Body&gt;&lt;ns1:authenticateResponse&gt;&lt;ns1:authenticateResult&gt;&lt;ns1:string&gt;&lt;/ns1:string&gt;</text:p>
      <text:p text:style-name="P8">&lt;ns1:string&gt;nvu&lt;/ns1:string&gt;</text:p>
      <text:p text:style-name="P8">&lt;/ns1:authenticateResult&gt;&lt;/ns1:authenticateResponse&gt;</text:p>
      <text:p text:style-name="P8"><text:tab/><text:tab/><text:tab/>&lt;/SOAP-ENV:Body&gt;</text:p>
      <text:p text:style-name="P8"><text:tab/><text:tab/><text:tab/>&lt;/SOAP-ENV:Envelope&gt;</text:p>
      <text:p text:style-name="P8">--.</text:p>
      <text:p text:style-name="P8">More info:</text:p>
      <text:p text:style-name="P8">StackTrace = <text:s text:c="3"/>at System.Web.Services.Protocols.SoapHttpClientProtocol.ReadResponse(SoapClientMessage message, WebResponse response, Stream responseStream, Boolean asyncCall)</text:p>
      <text:p text:style-name="P8"><text:s text:c="3"/>at System.Web.Services.Protocols.SoapHttpClientProtocol.Invoke(String methodName, Object[] parameters)</text:p>
      <text:p text:style-name="P8"><text:s text:c="3"/>at QBWebConnector.localhost.WCWebServiceDoc.authenticate(String strUserName, String strPassword)</text:p>
      <text:p text:style-name="P8"><text:s text:c="3"/>at QBWebConnector.localhost.WCWebService.authenticate(String strUserName, String strPassword)</text:p>
      <text:p text:style-name="P8"><text:s text:c="3"/>at QBWebConnector.SOAPWebService.authenticate(String UserName, String Password)</text:p>
      <text:p text:style-name="P8"><text:s text:c="3"/>at QBWebConnector.WebService.do_authenticate(String&amp; ticket, String&amp; companyFileName)</text:p>
      <text:p text:style-name="P8">Source = System.Web.Services</text:p>
      <text:p text:style-name="P8"/>
      <text:p text:style-name="P8">20150416.16:08:15 UTC<text:tab/>: QBWebConnector.RegistryManager.setUpdateLock() : HKEY_CURRENT_USER\Software\Intuit\QBWebConnector\UpdateLock has been set to False</text:p>
      <text:p text:style-name="P8">20150416.16:08:15 UTC<text:tab/>: QBWebConnector.RegistryManager.setUpdateLock() : ********************* Update session unlocked *********************</text:p>
      <text:p text:style-name="P8">20150416.16:08:15 UTC<text:tab/>: QBWebConnector.WebServiceManager.DoUpdateSelected() : Update completed with errors. See log (QWClog.txt) for details.</text:p>
      <text:p text:style-name="P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4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urphy</meta:initial-creator>
    <meta:creation-date>2015-04-10T10:18:59</meta:creation-date>
    <dc:date>2015-05-01T00:05:37</dc:date>
    <dc:creator>Mark Murphy</dc:creator>
    <meta:editing-duration>P1DT7H50M7S</meta:editing-duration>
    <meta:editing-cycles>23</meta:editing-cycles>
    <meta:generator>OpenOffice/4.0.1$Unix OpenOffice.org_project/401m5$Build-9714</meta:generator>
    <meta:document-statistic meta:table-count="0" meta:image-count="0" meta:object-count="0" meta:page-count="8" meta:paragraph-count="607" meta:word-count="3036" meta:character-count="37654"/>
  </office:meta>
</office:document-meta>
</file>